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cdw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s_ref</text:p>
          </table:table-cell>
          <table:table-cell office:value-type="string" calcext:value-type="string">
            <text:p>res_ref</text:p>
          </table:table-cell>
          <table:table-cell office:value-type="string" calcext:value-type="string">
            <text:p>res_query</text:p>
          </table:table-cell>
          <table:table-cell office:value-type="string" calcext:value-type="string">
            <text:p>flux_ref_avg</text:p>
          </table:table-cell>
          <table:table-cell office:value-type="string" calcext:value-type="string">
            <text:p>flux_query_avg</text:p>
          </table:table-cell>
          <table:table-cell office:value-type="string" calcext:value-type="string">
            <text:p>delta_flux</text:p>
          </table:table-cell>
          <table:table-cell office:value-type="string" calcext:value-type="string">
            <text:p>abs_delta_flux</text:p>
          </table:table-cell>
          <table:table-cell office:value-type="string" calcext:value-type="string">
            <text:p>KLdivergenc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zero_line</text:p>
          </table:table-cell>
          <table:table-cell office:value-type="string" calcext:value-type="string">
            <text:p>KL_lower</text:p>
          </table:table-cell>
          <table:table-cell office:value-type="string" calcext:value-type="string">
            <text:p>KL_upper</text:p>
          </table:table-cell>
          <table:table-cell office:value-type="string" calcext:value-type="string">
            <text:p>d_value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d_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3.51552668329177" calcext:value-type="float">
            <text:p>3.51552668329177</text:p>
          </table:table-cell>
          <table:table-cell office:value-type="float" office:value="4.66277755610973" calcext:value-type="float">
            <text:p>4.66277755610973</text:p>
          </table:table-cell>
          <table:table-cell office:value-type="float" office:value="-1.14725087281796" calcext:value-type="float">
            <text:p>-1.14725087281796</text:p>
          </table:table-cell>
          <table:table-cell office:value-type="float" office:value="1.14725087281796" calcext:value-type="float">
            <text:p>1.14725087281796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.43552668329177" calcext:value-type="float">
            <text:p>3.43552668329177</text:p>
          </table:table-cell>
          <table:table-cell office:value-type="float" office:value="4.66277755610973" calcext:value-type="float">
            <text:p>4.66277755610973</text:p>
          </table:table-cell>
          <table:table-cell office:value-type="float" office:value="0.42105" calcext:value-type="float">
            <text:p>0.4210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82695275" calcext:value-type="float">
            <text:p>2.82695275</text:p>
          </table:table-cell>
          <table:table-cell office:value-type="float" office:value="3.504556" calcext:value-type="float">
            <text:p>3.504556</text:p>
          </table:table-cell>
          <table:table-cell office:value-type="float" office:value="-0.677603249999994" calcext:value-type="float">
            <text:p>-0.677603249999994</text:p>
          </table:table-cell>
          <table:table-cell office:value-type="float" office:value="0.677603249999994" calcext:value-type="float">
            <text:p>0.677603249999994</text:p>
          </table:table-cell>
          <table:table-cell office:value-type="float" office:value="-0.7986479" calcext:value-type="float">
            <text:p>-0.79864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2830485" calcext:value-type="float">
            <text:p>2.02830485</text:p>
          </table:table-cell>
          <table:table-cell office:value-type="float" office:value="3.504556" calcext:value-type="float">
            <text:p>3.504556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4002415" calcext:value-type="float">
            <text:p>2.4002415</text:p>
          </table:table-cell>
          <table:table-cell office:value-type="float" office:value="2.90105875" calcext:value-type="float">
            <text:p>2.90105875</text:p>
          </table:table-cell>
          <table:table-cell office:value-type="float" office:value="-0.50081725" calcext:value-type="float">
            <text:p>-0.50081725</text:p>
          </table:table-cell>
          <table:table-cell office:value-type="float" office:value="0.50081725" calcext:value-type="float">
            <text:p>0.50081725</text:p>
          </table:table-cell>
          <table:table-cell office:value-type="float" office:value="-0.7320651" calcext:value-type="float">
            <text:p>-0.73206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681764" calcext:value-type="float">
            <text:p>1.6681764</text:p>
          </table:table-cell>
          <table:table-cell office:value-type="float" office:value="2.90105875" calcext:value-type="float">
            <text:p>2.90105875</text:p>
          </table:table-cell>
          <table:table-cell office:value-type="float" office:value="0.3475" calcext:value-type="float">
            <text:p>0.3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186319" calcext:value-type="float">
            <text:p>2.186319</text:p>
          </table:table-cell>
          <table:table-cell office:value-type="float" office:value="2.60996225" calcext:value-type="float">
            <text:p>2.60996225</text:p>
          </table:table-cell>
          <table:table-cell office:value-type="float" office:value="-0.423643250000001" calcext:value-type="float">
            <text:p>-0.423643250000001</text:p>
          </table:table-cell>
          <table:table-cell office:value-type="float" office:value="0.423643250000001" calcext:value-type="float">
            <text:p>0.423643250000001</text:p>
          </table:table-cell>
          <table:table-cell office:value-type="float" office:value="-0.5873793" calcext:value-type="float">
            <text:p>-0.58737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989397" calcext:value-type="float">
            <text:p>1.5989397</text:p>
          </table:table-cell>
          <table:table-cell office:value-type="float" office:value="2.60996225" calcext:value-type="float">
            <text:p>2.60996225</text:p>
          </table:table-cell>
          <table:table-cell office:value-type="float" office:value="0.34" calcext:value-type="float">
            <text:p>0.3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9776685" calcext:value-type="float">
            <text:p>1.9776685</text:p>
          </table:table-cell>
          <table:table-cell office:value-type="float" office:value="2.3727265" calcext:value-type="float">
            <text:p>2.3727265</text:p>
          </table:table-cell>
          <table:table-cell office:value-type="float" office:value="-0.395057999999999" calcext:value-type="float">
            <text:p>-0.395057999999999</text:p>
          </table:table-cell>
          <table:table-cell office:value-type="float" office:value="0.395057999999999" calcext:value-type="float">
            <text:p>0.395057999999999</text:p>
          </table:table-cell>
          <table:table-cell office:value-type="float" office:value="-0.6870839" calcext:value-type="float">
            <text:p>-0.68708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905846" calcext:value-type="float">
            <text:p>1.2905846</text:p>
          </table:table-cell>
          <table:table-cell office:value-type="float" office:value="2.3727265" calcext:value-type="float">
            <text:p>2.3727265</text:p>
          </table:table-cell>
          <table:table-cell office:value-type="float" office:value="0.345" calcext:value-type="float">
            <text:p>0.34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83550375" calcext:value-type="float">
            <text:p>1.83550375</text:p>
          </table:table-cell>
          <table:table-cell office:value-type="float" office:value="2.22477825" calcext:value-type="float">
            <text:p>2.22477825</text:p>
          </table:table-cell>
          <table:table-cell office:value-type="float" office:value="-0.389274500000001" calcext:value-type="float">
            <text:p>-0.389274500000001</text:p>
          </table:table-cell>
          <table:table-cell office:value-type="float" office:value="0.389274500000001" calcext:value-type="float">
            <text:p>0.389274500000001</text:p>
          </table:table-cell>
          <table:table-cell office:value-type="float" office:value="-0.8199681" calcext:value-type="float">
            <text:p>-0.81996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1553565" calcext:value-type="float">
            <text:p>1.01553565</text:p>
          </table:table-cell>
          <table:table-cell office:value-type="float" office:value="2.22477825" calcext:value-type="float">
            <text:p>2.22477825</text:p>
          </table:table-cell>
          <table:table-cell office:value-type="float" office:value="0.3675" calcext:value-type="float">
            <text:p>0.36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4675175" calcext:value-type="float">
            <text:p>1.74675175</text:p>
          </table:table-cell>
          <table:table-cell office:value-type="float" office:value="2.13878125" calcext:value-type="float">
            <text:p>2.13878125</text:p>
          </table:table-cell>
          <table:table-cell office:value-type="float" office:value="-0.3920295" calcext:value-type="float">
            <text:p>-0.3920295</text:p>
          </table:table-cell>
          <table:table-cell office:value-type="float" office:value="0.3920295" calcext:value-type="float">
            <text:p>0.3920295</text:p>
          </table:table-cell>
          <table:table-cell office:value-type="float" office:value="-0.9335602" calcext:value-type="float">
            <text:p>-0.93356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81319155" calcext:value-type="float">
            <text:p>0.81319155</text:p>
          </table:table-cell>
          <table:table-cell office:value-type="float" office:value="2.13878125" calcext:value-type="float">
            <text:p>2.13878125</text:p>
          </table:table-cell>
          <table:table-cell office:value-type="float" office:value="0.3975" calcext:value-type="float">
            <text:p>0.3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077915" calcext:value-type="float">
            <text:p>1.6077915</text:p>
          </table:table-cell>
          <table:table-cell office:value-type="float" office:value="2.02969375" calcext:value-type="float">
            <text:p>2.02969375</text:p>
          </table:table-cell>
          <table:table-cell office:value-type="float" office:value="-0.421902250000001" calcext:value-type="float">
            <text:p>-0.421902250000001</text:p>
          </table:table-cell>
          <table:table-cell office:value-type="float" office:value="0.421902250000001" calcext:value-type="float">
            <text:p>0.421902250000001</text:p>
          </table:table-cell>
          <table:table-cell office:value-type="float" office:value="-1.250518" calcext:value-type="float">
            <text:p>-1.2505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3572735" calcext:value-type="float">
            <text:p>0.3572735</text:p>
          </table:table-cell>
          <table:table-cell office:value-type="float" office:value="2.02969375" calcext:value-type="float">
            <text:p>2.02969375</text:p>
          </table:table-cell>
          <table:table-cell office:value-type="float" office:value="0.4225" calcext:value-type="float">
            <text:p>0.42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3472625" calcext:value-type="float">
            <text:p>1.53472625</text:p>
          </table:table-cell>
          <table:table-cell office:value-type="float" office:value="1.92242625" calcext:value-type="float">
            <text:p>1.92242625</text:p>
          </table:table-cell>
          <table:table-cell office:value-type="float" office:value="-0.387699999999999" calcext:value-type="float">
            <text:p>-0.387699999999999</text:p>
          </table:table-cell>
          <table:table-cell office:value-type="float" office:value="0.387699999999999" calcext:value-type="float">
            <text:p>0.387699999999999</text:p>
          </table:table-cell>
          <table:table-cell office:value-type="float" office:value="-1.206828" calcext:value-type="float">
            <text:p>-1.2068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32789825" calcext:value-type="float">
            <text:p>0.32789825</text:p>
          </table:table-cell>
          <table:table-cell office:value-type="float" office:value="1.92242625" calcext:value-type="float">
            <text:p>1.92242625</text:p>
          </table:table-cell>
          <table:table-cell office:value-type="float" office:value="0.435" calcext:value-type="float">
            <text:p>0.4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93911" calcext:value-type="float">
            <text:p>1.593911</text:p>
          </table:table-cell>
          <table:table-cell office:value-type="float" office:value="1.93232275" calcext:value-type="float">
            <text:p>1.93232275</text:p>
          </table:table-cell>
          <table:table-cell office:value-type="float" office:value="-0.338411750000001" calcext:value-type="float">
            <text:p>-0.338411750000001</text:p>
          </table:table-cell>
          <table:table-cell office:value-type="float" office:value="0.338411750000001" calcext:value-type="float">
            <text:p>0.338411750000001</text:p>
          </table:table-cell>
          <table:table-cell office:value-type="float" office:value="-0.9635972" calcext:value-type="float">
            <text:p>-0.96359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6303138" calcext:value-type="float">
            <text:p>0.6303138</text:p>
          </table:table-cell>
          <table:table-cell office:value-type="float" office:value="1.93232275" calcext:value-type="float">
            <text:p>1.93232275</text:p>
          </table:table-cell>
          <table:table-cell office:value-type="float" office:value="0.3675" calcext:value-type="float">
            <text:p>0.36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7097475" calcext:value-type="float">
            <text:p>1.57097475</text:p>
          </table:table-cell>
          <table:table-cell office:value-type="float" office:value="1.953796" calcext:value-type="float">
            <text:p>1.953796</text:p>
          </table:table-cell>
          <table:table-cell office:value-type="float" office:value="-0.382821249999998" calcext:value-type="float">
            <text:p>-0.382821249999998</text:p>
          </table:table-cell>
          <table:table-cell office:value-type="float" office:value="0.382821249999998" calcext:value-type="float">
            <text:p>0.382821249999998</text:p>
          </table:table-cell>
          <table:table-cell office:value-type="float" office:value="-1.110102" calcext:value-type="float">
            <text:p>-1.1101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46087275" calcext:value-type="float">
            <text:p>0.46087275</text:p>
          </table:table-cell>
          <table:table-cell office:value-type="float" office:value="1.953796" calcext:value-type="float">
            <text:p>1.953796</text:p>
          </table:table-cell>
          <table:table-cell office:value-type="float" office:value="0.39" calcext:value-type="float">
            <text:p>0.39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517725" calcext:value-type="float">
            <text:p>1.6517725</text:p>
          </table:table-cell>
          <table:table-cell office:value-type="float" office:value="2.021236" calcext:value-type="float">
            <text:p>2.021236</text:p>
          </table:table-cell>
          <table:table-cell office:value-type="float" office:value="-0.369463500000002" calcext:value-type="float">
            <text:p>-0.369463500000002</text:p>
          </table:table-cell>
          <table:table-cell office:value-type="float" office:value="0.369463500000002" calcext:value-type="float">
            <text:p>0.369463500000002</text:p>
          </table:table-cell>
          <table:table-cell office:value-type="float" office:value="-0.8747707" calcext:value-type="float">
            <text:p>-0.87477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770018" calcext:value-type="float">
            <text:p>0.7770018</text:p>
          </table:table-cell>
          <table:table-cell office:value-type="float" office:value="2.021236" calcext:value-type="float">
            <text:p>2.021236</text:p>
          </table:table-cell>
          <table:table-cell office:value-type="float" office:value="0.385" calcext:value-type="float">
            <text:p>0.38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9062975" calcext:value-type="float">
            <text:p>1.79062975</text:p>
          </table:table-cell>
          <table:table-cell office:value-type="float" office:value="2.2078825" calcext:value-type="float">
            <text:p>2.2078825</text:p>
          </table:table-cell>
          <table:table-cell office:value-type="float" office:value="-0.417252749999998" calcext:value-type="float">
            <text:p>-0.417252749999998</text:p>
          </table:table-cell>
          <table:table-cell office:value-type="float" office:value="0.417252749999998" calcext:value-type="float">
            <text:p>0.417252749999998</text:p>
          </table:table-cell>
          <table:table-cell office:value-type="float" office:value="-0.7727437" calcext:value-type="float">
            <text:p>-0.77274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1788605" calcext:value-type="float">
            <text:p>1.01788605</text:p>
          </table:table-cell>
          <table:table-cell office:value-type="float" office:value="2.2078825" calcext:value-type="float">
            <text:p>2.2078825</text:p>
          </table:table-cell>
          <table:table-cell office:value-type="float" office:value="0.3575" calcext:value-type="float">
            <text:p>0.35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91493675" calcext:value-type="float">
            <text:p>1.91493675</text:p>
          </table:table-cell>
          <table:table-cell office:value-type="float" office:value="2.32281175" calcext:value-type="float">
            <text:p>2.32281175</text:p>
          </table:table-cell>
          <table:table-cell office:value-type="float" office:value="-0.407875" calcext:value-type="float">
            <text:p>-0.407875</text:p>
          </table:table-cell>
          <table:table-cell office:value-type="float" office:value="0.407875" calcext:value-type="float">
            <text:p>0.407875</text:p>
          </table:table-cell>
          <table:table-cell office:value-type="float" office:value="-0.6422758" calcext:value-type="float">
            <text:p>-0.64227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7266095" calcext:value-type="float">
            <text:p>1.27266095</text:p>
          </table:table-cell>
          <table:table-cell office:value-type="float" office:value="2.32281175" calcext:value-type="float">
            <text:p>2.32281175</text:p>
          </table:table-cell>
          <table:table-cell office:value-type="float" office:value="0.3325" calcext:value-type="float">
            <text:p>0.3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13179575" calcext:value-type="float">
            <text:p>2.13179575</text:p>
          </table:table-cell>
          <table:table-cell office:value-type="float" office:value="2.538859" calcext:value-type="float">
            <text:p>2.538859</text:p>
          </table:table-cell>
          <table:table-cell office:value-type="float" office:value="-0.40706325" calcext:value-type="float">
            <text:p>-0.40706325</text:p>
          </table:table-cell>
          <table:table-cell office:value-type="float" office:value="0.40706325" calcext:value-type="float">
            <text:p>0.40706325</text:p>
          </table:table-cell>
          <table:table-cell office:value-type="float" office:value="-0.4687518" calcext:value-type="float">
            <text:p>-0.46875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6304395" calcext:value-type="float">
            <text:p>1.66304395</text:p>
          </table:table-cell>
          <table:table-cell office:value-type="float" office:value="2.538859" calcext:value-type="float">
            <text:p>2.53885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00000000001850936" calcext:value-type="float">
            <text:p>1.850936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27446675" calcext:value-type="float">
            <text:p>2.27446675</text:p>
          </table:table-cell>
          <table:table-cell office:value-type="float" office:value="2.6708545" calcext:value-type="float">
            <text:p>2.6708545</text:p>
          </table:table-cell>
          <table:table-cell office:value-type="float" office:value="-0.396387749999999" calcext:value-type="float">
            <text:p>-0.396387749999999</text:p>
          </table:table-cell>
          <table:table-cell office:value-type="float" office:value="0.396387749999999" calcext:value-type="float">
            <text:p>0.396387749999999</text:p>
          </table:table-cell>
          <table:table-cell office:value-type="float" office:value="-0.3773207" calcext:value-type="float">
            <text:p>-0.37732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9714605" calcext:value-type="float">
            <text:p>1.89714605</text:p>
          </table:table-cell>
          <table:table-cell office:value-type="float" office:value="2.6708545" calcext:value-type="float">
            <text:p>2.670854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0000000007183709" calcext:value-type="float">
            <text:p>7.183709E-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51248125" calcext:value-type="float">
            <text:p>2.51248125</text:p>
          </table:table-cell>
          <table:table-cell office:value-type="float" office:value="2.968506" calcext:value-type="float">
            <text:p>2.968506</text:p>
          </table:table-cell>
          <table:table-cell office:value-type="float" office:value="-0.456024750000001" calcext:value-type="float">
            <text:p>-0.456024750000001</text:p>
          </table:table-cell>
          <table:table-cell office:value-type="float" office:value="0.456024750000001" calcext:value-type="float">
            <text:p>0.456024750000001</text:p>
          </table:table-cell>
          <table:table-cell office:value-type="float" office:value="-0.5004436" calcext:value-type="float">
            <text:p>-0.50044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1203765" calcext:value-type="float">
            <text:p>2.01203765</text:p>
          </table:table-cell>
          <table:table-cell office:value-type="float" office:value="2.968506" calcext:value-type="float">
            <text:p>2.968506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00000000000003582613" calcext:value-type="float">
            <text:p>3.582613E-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2.42021575" calcext:value-type="float">
            <text:p>2.42021575</text:p>
          </table:table-cell>
          <table:table-cell office:value-type="float" office:value="2.904736" calcext:value-type="float">
            <text:p>2.904736</text:p>
          </table:table-cell>
          <table:table-cell office:value-type="float" office:value="-0.48452025" calcext:value-type="float">
            <text:p>-0.48452025</text:p>
          </table:table-cell>
          <table:table-cell office:value-type="float" office:value="0.48452025" calcext:value-type="float">
            <text:p>0.48452025</text:p>
          </table:table-cell>
          <table:table-cell office:value-type="float" office:value="-0.770173" calcext:value-type="float">
            <text:p>-0.7701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5004275" calcext:value-type="float">
            <text:p>1.65004275</text:p>
          </table:table-cell>
          <table:table-cell office:value-type="float" office:value="2.904736" calcext:value-type="float">
            <text:p>2.904736</text:p>
          </table:table-cell>
          <table:table-cell office:value-type="float" office:value="0.325" calcext:value-type="float">
            <text:p>0.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4517545" calcext:value-type="float">
            <text:p>2.4517545</text:p>
          </table:table-cell>
          <table:table-cell office:value-type="float" office:value="2.952343" calcext:value-type="float">
            <text:p>2.952343</text:p>
          </table:table-cell>
          <table:table-cell office:value-type="float" office:value="-0.500588500000001" calcext:value-type="float">
            <text:p>-0.500588500000001</text:p>
          </table:table-cell>
          <table:table-cell office:value-type="float" office:value="0.500588500000001" calcext:value-type="float">
            <text:p>0.500588500000001</text:p>
          </table:table-cell>
          <table:table-cell office:value-type="float" office:value="-0.6645726" calcext:value-type="float">
            <text:p>-0.66457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871819" calcext:value-type="float">
            <text:p>1.7871819</text:p>
          </table:table-cell>
          <table:table-cell office:value-type="float" office:value="2.952343" calcext:value-type="float">
            <text:p>2.952343</text:p>
          </table:table-cell>
          <table:table-cell office:value-type="float" office:value="0.3225" calcext:value-type="float">
            <text:p>0.32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3483415" calcext:value-type="float">
            <text:p>2.3483415</text:p>
          </table:table-cell>
          <table:table-cell office:value-type="float" office:value="2.8345745" calcext:value-type="float">
            <text:p>2.8345745</text:p>
          </table:table-cell>
          <table:table-cell office:value-type="float" office:value="-0.486232999999999" calcext:value-type="float">
            <text:p>-0.486232999999999</text:p>
          </table:table-cell>
          <table:table-cell office:value-type="float" office:value="0.486232999999999" calcext:value-type="float">
            <text:p>0.486232999999999</text:p>
          </table:table-cell>
          <table:table-cell office:value-type="float" office:value="-0.683582" calcext:value-type="float">
            <text:p>-0.6835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647595" calcext:value-type="float">
            <text:p>1.6647595</text:p>
          </table:table-cell>
          <table:table-cell office:value-type="float" office:value="2.8345745" calcext:value-type="float">
            <text:p>2.8345745</text:p>
          </table:table-cell>
          <table:table-cell office:value-type="float" office:value="0.3175" calcext:value-type="float">
            <text:p>0.31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398983" calcext:value-type="float">
            <text:p>2.398983</text:p>
          </table:table-cell>
          <table:table-cell office:value-type="float" office:value="2.8436155" calcext:value-type="float">
            <text:p>2.8436155</text:p>
          </table:table-cell>
          <table:table-cell office:value-type="float" office:value="-0.4446325" calcext:value-type="float">
            <text:p>-0.4446325</text:p>
          </table:table-cell>
          <table:table-cell office:value-type="float" office:value="0.4446325" calcext:value-type="float">
            <text:p>0.4446325</text:p>
          </table:table-cell>
          <table:table-cell office:value-type="float" office:value="-0.7429821" calcext:value-type="float">
            <text:p>-0.74298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560009" calcext:value-type="float">
            <text:p>1.6560009</text:p>
          </table:table-cell>
          <table:table-cell office:value-type="float" office:value="2.8436155" calcext:value-type="float">
            <text:p>2.8436155</text:p>
          </table:table-cell>
          <table:table-cell office:value-type="float" office:value="0.29" calcext:value-type="float">
            <text:p>0.29</text:p>
          </table:table-cell>
          <table:table-cell office:value-type="float" office:value="6.574549E-015" calcext:value-type="float">
            <text:p>6.574549E-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2812785" calcext:value-type="float">
            <text:p>2.2812785</text:p>
          </table:table-cell>
          <table:table-cell office:value-type="float" office:value="2.739118" calcext:value-type="float">
            <text:p>2.739118</text:p>
          </table:table-cell>
          <table:table-cell office:value-type="float" office:value="-0.457839499999997" calcext:value-type="float">
            <text:p>-0.457839499999997</text:p>
          </table:table-cell>
          <table:table-cell office:value-type="float" office:value="0.457839499999997" calcext:value-type="float">
            <text:p>0.457839499999997</text:p>
          </table:table-cell>
          <table:table-cell office:value-type="float" office:value="-0.8185395" calcext:value-type="float">
            <text:p>-0.81853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62739" calcext:value-type="float">
            <text:p>1.462739</text:p>
          </table:table-cell>
          <table:table-cell office:value-type="float" office:value="2.739118" calcext:value-type="float">
            <text:p>2.739118</text:p>
          </table:table-cell>
          <table:table-cell office:value-type="float" office:value="0.3075" calcext:value-type="float">
            <text:p>0.30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4542665" calcext:value-type="float">
            <text:p>2.4542665</text:p>
          </table:table-cell>
          <table:table-cell office:value-type="float" office:value="2.92125775" calcext:value-type="float">
            <text:p>2.92125775</text:p>
          </table:table-cell>
          <table:table-cell office:value-type="float" office:value="-0.46699125" calcext:value-type="float">
            <text:p>-0.46699125</text:p>
          </table:table-cell>
          <table:table-cell office:value-type="float" office:value="0.46699125" calcext:value-type="float">
            <text:p>0.46699125</text:p>
          </table:table-cell>
          <table:table-cell office:value-type="float" office:value="-0.8051721" calcext:value-type="float">
            <text:p>-0.80517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490944" calcext:value-type="float">
            <text:p>1.6490944</text:p>
          </table:table-cell>
          <table:table-cell office:value-type="float" office:value="2.92125775" calcext:value-type="float">
            <text:p>2.92125775</text:p>
          </table:table-cell>
          <table:table-cell office:value-type="float" office:value="0.3025" calcext:value-type="float">
            <text:p>0.30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52430975" calcext:value-type="float">
            <text:p>2.52430975</text:p>
          </table:table-cell>
          <table:table-cell office:value-type="float" office:value="2.9202035" calcext:value-type="float">
            <text:p>2.9202035</text:p>
          </table:table-cell>
          <table:table-cell office:value-type="float" office:value="-0.395893750000003" calcext:value-type="float">
            <text:p>-0.395893750000003</text:p>
          </table:table-cell>
          <table:table-cell office:value-type="float" office:value="0.395893750000003" calcext:value-type="float">
            <text:p>0.395893750000003</text:p>
          </table:table-cell>
          <table:table-cell office:value-type="float" office:value="-0.6154509" calcext:value-type="float">
            <text:p>-0.615450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90885885" calcext:value-type="float">
            <text:p>1.90885885</text:p>
          </table:table-cell>
          <table:table-cell office:value-type="float" office:value="2.9202035" calcext:value-type="float">
            <text:p>2.920203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000005388646" calcext:value-type="float">
            <text:p>5.388646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361464" calcext:value-type="float">
            <text:p>2.361464</text:p>
          </table:table-cell>
          <table:table-cell office:value-type="float" office:value="2.71869025" calcext:value-type="float">
            <text:p>2.71869025</text:p>
          </table:table-cell>
          <table:table-cell office:value-type="float" office:value="-0.357226250000003" calcext:value-type="float">
            <text:p>-0.357226250000003</text:p>
          </table:table-cell>
          <table:table-cell office:value-type="float" office:value="0.357226250000003" calcext:value-type="float">
            <text:p>0.357226250000003</text:p>
          </table:table-cell>
          <table:table-cell office:value-type="float" office:value="-0.6881155" calcext:value-type="float">
            <text:p>-0.68811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733485" calcext:value-type="float">
            <text:p>1.6733485</text:p>
          </table:table-cell>
          <table:table-cell office:value-type="float" office:value="2.71869025" calcext:value-type="float">
            <text:p>2.7186902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000005388646" calcext:value-type="float">
            <text:p>5.388646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384906" calcext:value-type="float">
            <text:p>2.384906</text:p>
          </table:table-cell>
          <table:table-cell office:value-type="float" office:value="2.79563075" calcext:value-type="float">
            <text:p>2.79563075</text:p>
          </table:table-cell>
          <table:table-cell office:value-type="float" office:value="-0.410724749999998" calcext:value-type="float">
            <text:p>-0.410724749999998</text:p>
          </table:table-cell>
          <table:table-cell office:value-type="float" office:value="0.410724749999998" calcext:value-type="float">
            <text:p>0.410724749999998</text:p>
          </table:table-cell>
          <table:table-cell office:value-type="float" office:value="-0.6599087" calcext:value-type="float">
            <text:p>-0.65990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249973" calcext:value-type="float">
            <text:p>1.7249973</text:p>
          </table:table-cell>
          <table:table-cell office:value-type="float" office:value="2.79563075" calcext:value-type="float">
            <text:p>2.79563075</text:p>
          </table:table-cell>
          <table:table-cell office:value-type="float" office:value="0.3025" calcext:value-type="float">
            <text:p>0.30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6088425" calcext:value-type="float">
            <text:p>2.6088425</text:p>
          </table:table-cell>
          <table:table-cell office:value-type="float" office:value="3.0086545" calcext:value-type="float">
            <text:p>3.0086545</text:p>
          </table:table-cell>
          <table:table-cell office:value-type="float" office:value="-0.399812000000001" calcext:value-type="float">
            <text:p>-0.399812000000001</text:p>
          </table:table-cell>
          <table:table-cell office:value-type="float" office:value="0.399812000000001" calcext:value-type="float">
            <text:p>0.399812000000001</text:p>
          </table:table-cell>
          <table:table-cell office:value-type="float" office:value="-0.53226" calcext:value-type="float">
            <text:p>-0.532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765825" calcext:value-type="float">
            <text:p>2.0765825</text:p>
          </table:table-cell>
          <table:table-cell office:value-type="float" office:value="3.0086545" calcext:value-type="float">
            <text:p>3.008654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0000006235167" calcext:value-type="float">
            <text:p>6.235167E-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59918425" calcext:value-type="float">
            <text:p>2.59918425</text:p>
          </table:table-cell>
          <table:table-cell office:value-type="float" office:value="2.94740325" calcext:value-type="float">
            <text:p>2.94740325</text:p>
          </table:table-cell>
          <table:table-cell office:value-type="float" office:value="-0.348218999999999" calcext:value-type="float">
            <text:p>-0.348218999999999</text:p>
          </table:table-cell>
          <table:table-cell office:value-type="float" office:value="0.348218999999999" calcext:value-type="float">
            <text:p>0.348218999999999</text:p>
          </table:table-cell>
          <table:table-cell office:value-type="float" office:value="-0.5400524" calcext:value-type="float">
            <text:p>-0.54005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5913185" calcext:value-type="float">
            <text:p>2.05913185</text:p>
          </table:table-cell>
          <table:table-cell office:value-type="float" office:value="2.94740325" calcext:value-type="float">
            <text:p>2.9474032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0000000007183709" calcext:value-type="float">
            <text:p>7.183709E-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475487" calcext:value-type="float">
            <text:p>2.475487</text:p>
          </table:table-cell>
          <table:table-cell office:value-type="float" office:value="2.8118115" calcext:value-type="float">
            <text:p>2.8118115</text:p>
          </table:table-cell>
          <table:table-cell office:value-type="float" office:value="-0.336324499999999" calcext:value-type="float">
            <text:p>-0.336324499999999</text:p>
          </table:table-cell>
          <table:table-cell office:value-type="float" office:value="0.336324499999999" calcext:value-type="float">
            <text:p>0.336324499999999</text:p>
          </table:table-cell>
          <table:table-cell office:value-type="float" office:value="-0.4485688" calcext:value-type="float">
            <text:p>-0.44856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269182" calcext:value-type="float">
            <text:p>2.0269182</text:p>
          </table:table-cell>
          <table:table-cell office:value-type="float" office:value="2.8118115" calcext:value-type="float">
            <text:p>2.811811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05275303" calcext:value-type="float">
            <text:p>5.275303E-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412524" calcext:value-type="float">
            <text:p>2.412524</text:p>
          </table:table-cell>
          <table:table-cell office:value-type="float" office:value="2.783561" calcext:value-type="float">
            <text:p>2.783561</text:p>
          </table:table-cell>
          <table:table-cell office:value-type="float" office:value="-0.371037" calcext:value-type="float">
            <text:p>-0.371037</text:p>
          </table:table-cell>
          <table:table-cell office:value-type="float" office:value="0.371037" calcext:value-type="float">
            <text:p>0.371037</text:p>
          </table:table-cell>
          <table:table-cell office:value-type="float" office:value="-0.3515489" calcext:value-type="float">
            <text:p>-0.35154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609751" calcext:value-type="float">
            <text:p>2.0609751</text:p>
          </table:table-cell>
          <table:table-cell office:value-type="float" office:value="2.783561" calcext:value-type="float">
            <text:p>2.783561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000000001191763" calcext:value-type="float">
            <text:p>1.191763E-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31541325" calcext:value-type="float">
            <text:p>2.31541325</text:p>
          </table:table-cell>
          <table:table-cell office:value-type="float" office:value="2.76112775" calcext:value-type="float">
            <text:p>2.76112775</text:p>
          </table:table-cell>
          <table:table-cell office:value-type="float" office:value="-0.445714499999998" calcext:value-type="float">
            <text:p>-0.445714499999998</text:p>
          </table:table-cell>
          <table:table-cell office:value-type="float" office:value="0.445714499999998" calcext:value-type="float">
            <text:p>0.445714499999998</text:p>
          </table:table-cell>
          <table:table-cell office:value-type="float" office:value="-0.6878336" calcext:value-type="float">
            <text:p>-0.68783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2757965" calcext:value-type="float">
            <text:p>1.62757965</text:p>
          </table:table-cell>
          <table:table-cell office:value-type="float" office:value="2.76112775" calcext:value-type="float">
            <text:p>2.76112775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19786225" calcext:value-type="float">
            <text:p>2.19786225</text:p>
          </table:table-cell>
          <table:table-cell office:value-type="float" office:value="2.65726525" calcext:value-type="float">
            <text:p>2.65726525</text:p>
          </table:table-cell>
          <table:table-cell office:value-type="float" office:value="-0.459403000000002" calcext:value-type="float">
            <text:p>-0.459403000000002</text:p>
          </table:table-cell>
          <table:table-cell office:value-type="float" office:value="0.459403000000002" calcext:value-type="float">
            <text:p>0.459403000000002</text:p>
          </table:table-cell>
          <table:table-cell office:value-type="float" office:value="-0.6927117" calcext:value-type="float">
            <text:p>-0.69271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0515055" calcext:value-type="float">
            <text:p>1.50515055</text:p>
          </table:table-cell>
          <table:table-cell office:value-type="float" office:value="2.65726525" calcext:value-type="float">
            <text:p>2.65726525</text:p>
          </table:table-cell>
          <table:table-cell office:value-type="float" office:value="0.3075" calcext:value-type="float">
            <text:p>0.30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6644675" calcext:value-type="float">
            <text:p>2.06644675</text:p>
          </table:table-cell>
          <table:table-cell office:value-type="float" office:value="2.5933275" calcext:value-type="float">
            <text:p>2.5933275</text:p>
          </table:table-cell>
          <table:table-cell office:value-type="float" office:value="-0.526880750000003" calcext:value-type="float">
            <text:p>-0.526880750000003</text:p>
          </table:table-cell>
          <table:table-cell office:value-type="float" office:value="0.526880750000003" calcext:value-type="float">
            <text:p>0.526880750000003</text:p>
          </table:table-cell>
          <table:table-cell office:value-type="float" office:value="-1.135586" calcext:value-type="float">
            <text:p>-1.1355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3086075" calcext:value-type="float">
            <text:p>0.93086075</text:p>
          </table:table-cell>
          <table:table-cell office:value-type="float" office:value="2.5933275" calcext:value-type="float">
            <text:p>2.5933275</text:p>
          </table:table-cell>
          <table:table-cell office:value-type="float" office:value="0.3825" calcext:value-type="float">
            <text:p>0.38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16566975" calcext:value-type="float">
            <text:p>2.16566975</text:p>
          </table:table-cell>
          <table:table-cell office:value-type="float" office:value="2.803942" calcext:value-type="float">
            <text:p>2.803942</text:p>
          </table:table-cell>
          <table:table-cell office:value-type="float" office:value="-0.638272250000001" calcext:value-type="float">
            <text:p>-0.638272250000001</text:p>
          </table:table-cell>
          <table:table-cell office:value-type="float" office:value="0.638272250000001" calcext:value-type="float">
            <text:p>0.638272250000001</text:p>
          </table:table-cell>
          <table:table-cell office:value-type="float" office:value="-1.379254" calcext:value-type="float">
            <text:p>-1.3792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8641575" calcext:value-type="float">
            <text:p>0.78641575</text:p>
          </table:table-cell>
          <table:table-cell office:value-type="float" office:value="2.803942" calcext:value-type="float">
            <text:p>2.803942</text:p>
          </table:table-cell>
          <table:table-cell office:value-type="float" office:value="0.44" calcext:value-type="float">
            <text:p>0.4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14663575" calcext:value-type="float">
            <text:p>2.14663575</text:p>
          </table:table-cell>
          <table:table-cell office:value-type="float" office:value="2.95867175" calcext:value-type="float">
            <text:p>2.95867175</text:p>
          </table:table-cell>
          <table:table-cell office:value-type="float" office:value="-0.812036" calcext:value-type="float">
            <text:p>-0.812036</text:p>
          </table:table-cell>
          <table:table-cell office:value-type="float" office:value="0.812036" calcext:value-type="float">
            <text:p>0.812036</text:p>
          </table:table-cell>
          <table:table-cell office:value-type="float" office:value="-2.066358" calcext:value-type="float">
            <text:p>-2.0663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08027775" calcext:value-type="float">
            <text:p>0.08027775</text:p>
          </table:table-cell>
          <table:table-cell office:value-type="float" office:value="2.95867175" calcext:value-type="float">
            <text:p>2.95867175</text:p>
          </table:table-cell>
          <table:table-cell office:value-type="float" office:value="0.5475" calcext:value-type="float">
            <text:p>0.5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216947" calcext:value-type="float">
            <text:p>2.216947</text:p>
          </table:table-cell>
          <table:table-cell office:value-type="float" office:value="3.187566" calcext:value-type="float">
            <text:p>3.187566</text:p>
          </table:table-cell>
          <table:table-cell office:value-type="float" office:value="-0.970619000000001" calcext:value-type="float">
            <text:p>-0.970619000000001</text:p>
          </table:table-cell>
          <table:table-cell office:value-type="float" office:value="0.970619000000001" calcext:value-type="float">
            <text:p>0.970619000000001</text:p>
          </table:table-cell>
          <table:table-cell office:value-type="float" office:value="-2.739999" calcext:value-type="float">
            <text:p>-2.7399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523052" calcext:value-type="float">
            <text:p>-0.523052</text:p>
          </table:table-cell>
          <table:table-cell office:value-type="float" office:value="3.187566" calcext:value-type="float">
            <text:p>3.187566</text:p>
          </table:table-cell>
          <table:table-cell office:value-type="float" office:value="0.63" calcext:value-type="float">
            <text:p>0.63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249768" calcext:value-type="float">
            <text:p>2.249768</text:p>
          </table:table-cell>
          <table:table-cell office:value-type="float" office:value="3.376187" calcext:value-type="float">
            <text:p>3.376187</text:p>
          </table:table-cell>
          <table:table-cell office:value-type="float" office:value="-1.126419" calcext:value-type="float">
            <text:p>-1.126419</text:p>
          </table:table-cell>
          <table:table-cell office:value-type="float" office:value="1.126419" calcext:value-type="float">
            <text:p>1.126419</text:p>
          </table:table-cell>
          <table:table-cell office:value-type="float" office:value="-3.131072" calcext:value-type="float">
            <text:p>-3.1310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881304" calcext:value-type="float">
            <text:p>-0.881304</text:p>
          </table:table-cell>
          <table:table-cell office:value-type="float" office:value="3.376187" calcext:value-type="float">
            <text:p>3.376187</text:p>
          </table:table-cell>
          <table:table-cell office:value-type="float" office:value="0.6975" calcext:value-type="float">
            <text:p>0.6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640915" calcext:value-type="float">
            <text:p>2.0640915</text:p>
          </table:table-cell>
          <table:table-cell office:value-type="float" office:value="3.1230815" calcext:value-type="float">
            <text:p>3.1230815</text:p>
          </table:table-cell>
          <table:table-cell office:value-type="float" office:value="-1.05899" calcext:value-type="float">
            <text:p>-1.05899</text:p>
          </table:table-cell>
          <table:table-cell office:value-type="float" office:value="1.05899" calcext:value-type="float">
            <text:p>1.05899</text:p>
          </table:table-cell>
          <table:table-cell office:value-type="float" office:value="-3.306842" calcext:value-type="float">
            <text:p>-3.30684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1.2427505" calcext:value-type="float">
            <text:p>-1.2427505</text:p>
          </table:table-cell>
          <table:table-cell office:value-type="float" office:value="3.1230815" calcext:value-type="float">
            <text:p>3.1230815</text:p>
          </table:table-cell>
          <table:table-cell office:value-type="float" office:value="0.71" calcext:value-type="float">
            <text:p>0.71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953063" calcext:value-type="float">
            <text:p>1.953063</text:p>
          </table:table-cell>
          <table:table-cell office:value-type="float" office:value="2.825252" calcext:value-type="float">
            <text:p>2.825252</text:p>
          </table:table-cell>
          <table:table-cell office:value-type="float" office:value="-0.872189000000001" calcext:value-type="float">
            <text:p>-0.872189000000001</text:p>
          </table:table-cell>
          <table:table-cell office:value-type="float" office:value="0.872189000000001" calcext:value-type="float">
            <text:p>0.872189000000001</text:p>
          </table:table-cell>
          <table:table-cell office:value-type="float" office:value="-2.694929" calcext:value-type="float">
            <text:p>-2.6949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741866" calcext:value-type="float">
            <text:p>-0.741866</text:p>
          </table:table-cell>
          <table:table-cell office:value-type="float" office:value="2.825252" calcext:value-type="float">
            <text:p>2.825252</text:p>
          </table:table-cell>
          <table:table-cell office:value-type="float" office:value="0.6325" calcext:value-type="float">
            <text:p>0.6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66775" calcext:value-type="float">
            <text:p>1.966775</text:p>
          </table:table-cell>
          <table:table-cell office:value-type="float" office:value="2.72614775" calcext:value-type="float">
            <text:p>2.72614775</text:p>
          </table:table-cell>
          <table:table-cell office:value-type="float" office:value="-0.759372749999996" calcext:value-type="float">
            <text:p>-0.759372749999996</text:p>
          </table:table-cell>
          <table:table-cell office:value-type="float" office:value="0.759372749999996" calcext:value-type="float">
            <text:p>0.759372749999996</text:p>
          </table:table-cell>
          <table:table-cell office:value-type="float" office:value="-2.154768" calcext:value-type="float">
            <text:p>-2.1547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187993" calcext:value-type="float">
            <text:p>-0.187993</text:p>
          </table:table-cell>
          <table:table-cell office:value-type="float" office:value="2.72614775" calcext:value-type="float">
            <text:p>2.72614775</text:p>
          </table:table-cell>
          <table:table-cell office:value-type="float" office:value="0.58" calcext:value-type="float">
            <text:p>0.58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88253875" calcext:value-type="float">
            <text:p>1.88253875</text:p>
          </table:table-cell>
          <table:table-cell office:value-type="float" office:value="2.48660275" calcext:value-type="float">
            <text:p>2.48660275</text:p>
          </table:table-cell>
          <table:table-cell office:value-type="float" office:value="-0.604063999999997" calcext:value-type="float">
            <text:p>-0.604063999999997</text:p>
          </table:table-cell>
          <table:table-cell office:value-type="float" office:value="0.604063999999997" calcext:value-type="float">
            <text:p>0.604063999999997</text:p>
          </table:table-cell>
          <table:table-cell office:value-type="float" office:value="-1.622298" calcext:value-type="float">
            <text:p>-1.6222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26024075" calcext:value-type="float">
            <text:p>0.26024075</text:p>
          </table:table-cell>
          <table:table-cell office:value-type="float" office:value="2.48660275" calcext:value-type="float">
            <text:p>2.48660275</text:p>
          </table:table-cell>
          <table:table-cell office:value-type="float" office:value="0.4875" calcext:value-type="float">
            <text:p>0.48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8763765" calcext:value-type="float">
            <text:p>1.8763765</text:p>
          </table:table-cell>
          <table:table-cell office:value-type="float" office:value="2.34381825" calcext:value-type="float">
            <text:p>2.34381825</text:p>
          </table:table-cell>
          <table:table-cell office:value-type="float" office:value="-0.467441749999999" calcext:value-type="float">
            <text:p>-0.467441749999999</text:p>
          </table:table-cell>
          <table:table-cell office:value-type="float" office:value="0.467441749999999" calcext:value-type="float">
            <text:p>0.467441749999999</text:p>
          </table:table-cell>
          <table:table-cell office:value-type="float" office:value="-1.081016" calcext:value-type="float">
            <text:p>-1.0810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953605" calcext:value-type="float">
            <text:p>0.7953605</text:p>
          </table:table-cell>
          <table:table-cell office:value-type="float" office:value="2.34381825" calcext:value-type="float">
            <text:p>2.34381825</text:p>
          </table:table-cell>
          <table:table-cell office:value-type="float" office:value="0.3775" calcext:value-type="float">
            <text:p>0.37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549475" calcext:value-type="float">
            <text:p>1.8549475</text:p>
          </table:table-cell>
          <table:table-cell office:value-type="float" office:value="2.30842875" calcext:value-type="float">
            <text:p>2.30842875</text:p>
          </table:table-cell>
          <table:table-cell office:value-type="float" office:value="-0.453481249999999" calcext:value-type="float">
            <text:p>-0.453481249999999</text:p>
          </table:table-cell>
          <table:table-cell office:value-type="float" office:value="0.453481249999999" calcext:value-type="float">
            <text:p>0.453481249999999</text:p>
          </table:table-cell>
          <table:table-cell office:value-type="float" office:value="-1.100704" calcext:value-type="float">
            <text:p>-1.1007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542435" calcext:value-type="float">
            <text:p>0.7542435</text:p>
          </table:table-cell>
          <table:table-cell office:value-type="float" office:value="2.30842875" calcext:value-type="float">
            <text:p>2.30842875</text:p>
          </table:table-cell>
          <table:table-cell office:value-type="float" office:value="0.365" calcext:value-type="float">
            <text:p>0.36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83337325" calcext:value-type="float">
            <text:p>1.83337325</text:p>
          </table:table-cell>
          <table:table-cell office:value-type="float" office:value="2.2120615" calcext:value-type="float">
            <text:p>2.2120615</text:p>
          </table:table-cell>
          <table:table-cell office:value-type="float" office:value="-0.378688250000001" calcext:value-type="float">
            <text:p>-0.378688250000001</text:p>
          </table:table-cell>
          <table:table-cell office:value-type="float" office:value="0.378688250000001" calcext:value-type="float">
            <text:p>0.378688250000001</text:p>
          </table:table-cell>
          <table:table-cell office:value-type="float" office:value="-0.8347983" calcext:value-type="float">
            <text:p>-0.83479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9857495" calcext:value-type="float">
            <text:p>0.99857495</text:p>
          </table:table-cell>
          <table:table-cell office:value-type="float" office:value="2.2120615" calcext:value-type="float">
            <text:p>2.2120615</text:p>
          </table:table-cell>
          <table:table-cell office:value-type="float" office:value="0.335" calcext:value-type="float">
            <text:p>0.3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93715425" calcext:value-type="float">
            <text:p>1.93715425</text:p>
          </table:table-cell>
          <table:table-cell office:value-type="float" office:value="2.3125015" calcext:value-type="float">
            <text:p>2.3125015</text:p>
          </table:table-cell>
          <table:table-cell office:value-type="float" office:value="-0.375347249999999" calcext:value-type="float">
            <text:p>-0.375347249999999</text:p>
          </table:table-cell>
          <table:table-cell office:value-type="float" office:value="0.375347249999999" calcext:value-type="float">
            <text:p>0.375347249999999</text:p>
          </table:table-cell>
          <table:table-cell office:value-type="float" office:value="-0.6165592" calcext:value-type="float">
            <text:p>-0.61655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32059505" calcext:value-type="float">
            <text:p>1.32059505</text:p>
          </table:table-cell>
          <table:table-cell office:value-type="float" office:value="2.3125015" calcext:value-type="float">
            <text:p>2.3125015</text:p>
          </table:table-cell>
          <table:table-cell office:value-type="float" office:value="0.3175" calcext:value-type="float">
            <text:p>0.31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8272325" calcext:value-type="float">
            <text:p>1.98272325</text:p>
          </table:table-cell>
          <table:table-cell office:value-type="float" office:value="2.3679175" calcext:value-type="float">
            <text:p>2.3679175</text:p>
          </table:table-cell>
          <table:table-cell office:value-type="float" office:value="-0.385194250000002" calcext:value-type="float">
            <text:p>-0.385194250000002</text:p>
          </table:table-cell>
          <table:table-cell office:value-type="float" office:value="0.385194250000002" calcext:value-type="float">
            <text:p>0.385194250000002</text:p>
          </table:table-cell>
          <table:table-cell office:value-type="float" office:value="-0.7195124" calcext:value-type="float">
            <text:p>-0.71951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6321085" calcext:value-type="float">
            <text:p>1.26321085</text:p>
          </table:table-cell>
          <table:table-cell office:value-type="float" office:value="2.3679175" calcext:value-type="float">
            <text:p>2.3679175</text:p>
          </table:table-cell>
          <table:table-cell office:value-type="float" office:value="0.34" calcext:value-type="float">
            <text:p>0.3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12074975" calcext:value-type="float">
            <text:p>2.12074975</text:p>
          </table:table-cell>
          <table:table-cell office:value-type="float" office:value="2.57128025" calcext:value-type="float">
            <text:p>2.57128025</text:p>
          </table:table-cell>
          <table:table-cell office:value-type="float" office:value="-0.450530500000002" calcext:value-type="float">
            <text:p>-0.450530500000002</text:p>
          </table:table-cell>
          <table:table-cell office:value-type="float" office:value="0.450530500000002" calcext:value-type="float">
            <text:p>0.450530500000002</text:p>
          </table:table-cell>
          <table:table-cell office:value-type="float" office:value="-0.8194582" calcext:value-type="float">
            <text:p>-0.81945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30129155" calcext:value-type="float">
            <text:p>1.30129155</text:p>
          </table:table-cell>
          <table:table-cell office:value-type="float" office:value="2.57128025" calcext:value-type="float">
            <text:p>2.57128025</text:p>
          </table:table-cell>
          <table:table-cell office:value-type="float" office:value="0.4025" calcext:value-type="float">
            <text:p>0.40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65595" calcext:value-type="float">
            <text:p>2.165595</text:p>
          </table:table-cell>
          <table:table-cell office:value-type="float" office:value="2.58179825" calcext:value-type="float">
            <text:p>2.58179825</text:p>
          </table:table-cell>
          <table:table-cell office:value-type="float" office:value="-0.416203250000002" calcext:value-type="float">
            <text:p>-0.416203250000002</text:p>
          </table:table-cell>
          <table:table-cell office:value-type="float" office:value="0.416203250000002" calcext:value-type="float">
            <text:p>0.416203250000002</text:p>
          </table:table-cell>
          <table:table-cell office:value-type="float" office:value="-0.8455108" calcext:value-type="float">
            <text:p>-0.84551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3200842" calcext:value-type="float">
            <text:p>1.3200842</text:p>
          </table:table-cell>
          <table:table-cell office:value-type="float" office:value="2.58179825" calcext:value-type="float">
            <text:p>2.58179825</text:p>
          </table:table-cell>
          <table:table-cell office:value-type="float" office:value="0.395" calcext:value-type="float">
            <text:p>0.39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008265" calcext:value-type="float">
            <text:p>2.008265</text:p>
          </table:table-cell>
          <table:table-cell office:value-type="float" office:value="2.3951" calcext:value-type="float">
            <text:p>2.3951</text:p>
          </table:table-cell>
          <table:table-cell office:value-type="float" office:value="-0.386834999999999" calcext:value-type="float">
            <text:p>-0.386834999999999</text:p>
          </table:table-cell>
          <table:table-cell office:value-type="float" office:value="0.386834999999999" calcext:value-type="float">
            <text:p>0.386834999999999</text:p>
          </table:table-cell>
          <table:table-cell office:value-type="float" office:value="-0.6676999" calcext:value-type="float">
            <text:p>-0.66769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3405651" calcext:value-type="float">
            <text:p>1.3405651</text:p>
          </table:table-cell>
          <table:table-cell office:value-type="float" office:value="2.3951" calcext:value-type="float">
            <text:p>2.3951</text:p>
          </table:table-cell>
          <table:table-cell office:value-type="float" office:value="0.4" calcext:value-type="float">
            <text:p>0.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8719015" calcext:value-type="float">
            <text:p>1.8719015</text:p>
          </table:table-cell>
          <table:table-cell office:value-type="float" office:value="2.28854925" calcext:value-type="float">
            <text:p>2.28854925</text:p>
          </table:table-cell>
          <table:table-cell office:value-type="float" office:value="-0.41664775" calcext:value-type="float">
            <text:p>-0.41664775</text:p>
          </table:table-cell>
          <table:table-cell office:value-type="float" office:value="0.41664775" calcext:value-type="float">
            <text:p>0.41664775</text:p>
          </table:table-cell>
          <table:table-cell office:value-type="float" office:value="-0.9132397" calcext:value-type="float">
            <text:p>-0.91323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586618" calcext:value-type="float">
            <text:p>0.9586618</text:p>
          </table:table-cell>
          <table:table-cell office:value-type="float" office:value="2.28854925" calcext:value-type="float">
            <text:p>2.288549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4311775" calcext:value-type="float">
            <text:p>1.74311775</text:p>
          </table:table-cell>
          <table:table-cell office:value-type="float" office:value="2.12690675" calcext:value-type="float">
            <text:p>2.12690675</text:p>
          </table:table-cell>
          <table:table-cell office:value-type="float" office:value="-0.383789" calcext:value-type="float">
            <text:p>-0.383789</text:p>
          </table:table-cell>
          <table:table-cell office:value-type="float" office:value="0.383789" calcext:value-type="float">
            <text:p>0.383789</text:p>
          </table:table-cell>
          <table:table-cell office:value-type="float" office:value="-0.8405541" calcext:value-type="float">
            <text:p>-0.84055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0256365" calcext:value-type="float">
            <text:p>0.90256365</text:p>
          </table:table-cell>
          <table:table-cell office:value-type="float" office:value="2.12690675" calcext:value-type="float">
            <text:p>2.12690675</text:p>
          </table:table-cell>
          <table:table-cell office:value-type="float" office:value="0.4075" calcext:value-type="float">
            <text:p>0.40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4191775" calcext:value-type="float">
            <text:p>1.64191775</text:p>
          </table:table-cell>
          <table:table-cell office:value-type="float" office:value="2.02108025" calcext:value-type="float">
            <text:p>2.02108025</text:p>
          </table:table-cell>
          <table:table-cell office:value-type="float" office:value="-0.379162500000002" calcext:value-type="float">
            <text:p>-0.379162500000002</text:p>
          </table:table-cell>
          <table:table-cell office:value-type="float" office:value="0.379162500000002" calcext:value-type="float">
            <text:p>0.379162500000002</text:p>
          </table:table-cell>
          <table:table-cell office:value-type="float" office:value="-1.024778" calcext:value-type="float">
            <text:p>-1.0247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61713975" calcext:value-type="float">
            <text:p>0.61713975</text:p>
          </table:table-cell>
          <table:table-cell office:value-type="float" office:value="2.02108025" calcext:value-type="float">
            <text:p>2.02108025</text:p>
          </table:table-cell>
          <table:table-cell office:value-type="float" office:value="0.4025" calcext:value-type="float">
            <text:p>0.40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855915" calcext:value-type="float">
            <text:p>1.6855915</text:p>
          </table:table-cell>
          <table:table-cell office:value-type="float" office:value="2.06027175" calcext:value-type="float">
            <text:p>2.06027175</text:p>
          </table:table-cell>
          <table:table-cell office:value-type="float" office:value="-0.374680249999998" calcext:value-type="float">
            <text:p>-0.374680249999998</text:p>
          </table:table-cell>
          <table:table-cell office:value-type="float" office:value="0.374680249999998" calcext:value-type="float">
            <text:p>0.374680249999998</text:p>
          </table:table-cell>
          <table:table-cell office:value-type="float" office:value="-0.942619" calcext:value-type="float">
            <text:p>-0.9426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429725" calcext:value-type="float">
            <text:p>0.7429725</text:p>
          </table:table-cell>
          <table:table-cell office:value-type="float" office:value="2.06027175" calcext:value-type="float">
            <text:p>2.06027175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00029" calcext:value-type="float">
            <text:p>1.700029</text:p>
          </table:table-cell>
          <table:table-cell office:value-type="float" office:value="2.11022175" calcext:value-type="float">
            <text:p>2.11022175</text:p>
          </table:table-cell>
          <table:table-cell office:value-type="float" office:value="-0.41019275" calcext:value-type="float">
            <text:p>-0.41019275</text:p>
          </table:table-cell>
          <table:table-cell office:value-type="float" office:value="0.41019275" calcext:value-type="float">
            <text:p>0.41019275</text:p>
          </table:table-cell>
          <table:table-cell office:value-type="float" office:value="-0.9353858" calcext:value-type="float">
            <text:p>-0.93538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646432" calcext:value-type="float">
            <text:p>0.7646432</text:p>
          </table:table-cell>
          <table:table-cell office:value-type="float" office:value="2.11022175" calcext:value-type="float">
            <text:p>2.11022175</text:p>
          </table:table-cell>
          <table:table-cell office:value-type="float" office:value="0.38" calcext:value-type="float">
            <text:p>0.38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4931375" calcext:value-type="float">
            <text:p>1.84931375</text:p>
          </table:table-cell>
          <table:table-cell office:value-type="float" office:value="2.280313" calcext:value-type="float">
            <text:p>2.280313</text:p>
          </table:table-cell>
          <table:table-cell office:value-type="float" office:value="-0.43099925" calcext:value-type="float">
            <text:p>-0.43099925</text:p>
          </table:table-cell>
          <table:table-cell office:value-type="float" office:value="0.43099925" calcext:value-type="float">
            <text:p>0.43099925</text:p>
          </table:table-cell>
          <table:table-cell office:value-type="float" office:value="-0.7995016" calcext:value-type="float">
            <text:p>-0.79950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4981215" calcext:value-type="float">
            <text:p>1.04981215</text:p>
          </table:table-cell>
          <table:table-cell office:value-type="float" office:value="2.280313" calcext:value-type="float">
            <text:p>2.280313</text:p>
          </table:table-cell>
          <table:table-cell office:value-type="float" office:value="0.3675" calcext:value-type="float">
            <text:p>0.36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96776" calcext:value-type="float">
            <text:p>1.96776</text:p>
          </table:table-cell>
          <table:table-cell office:value-type="float" office:value="2.4697935" calcext:value-type="float">
            <text:p>2.4697935</text:p>
          </table:table-cell>
          <table:table-cell office:value-type="float" office:value="-0.502033499999998" calcext:value-type="float">
            <text:p>-0.502033499999998</text:p>
          </table:table-cell>
          <table:table-cell office:value-type="float" office:value="0.502033499999998" calcext:value-type="float">
            <text:p>0.502033499999998</text:p>
          </table:table-cell>
          <table:table-cell office:value-type="float" office:value="-0.8982586" calcext:value-type="float">
            <text:p>-0.89825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695014" calcext:value-type="float">
            <text:p>1.0695014</text:p>
          </table:table-cell>
          <table:table-cell office:value-type="float" office:value="2.4697935" calcext:value-type="float">
            <text:p>2.4697935</text:p>
          </table:table-cell>
          <table:table-cell office:value-type="float" office:value="0.395" calcext:value-type="float">
            <text:p>0.39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157789" calcext:value-type="float">
            <text:p>2.157789</text:p>
          </table:table-cell>
          <table:table-cell office:value-type="float" office:value="2.727357" calcext:value-type="float">
            <text:p>2.727357</text:p>
          </table:table-cell>
          <table:table-cell office:value-type="float" office:value="-0.569568000000003" calcext:value-type="float">
            <text:p>-0.569568000000003</text:p>
          </table:table-cell>
          <table:table-cell office:value-type="float" office:value="0.569568000000003" calcext:value-type="float">
            <text:p>0.569568000000003</text:p>
          </table:table-cell>
          <table:table-cell office:value-type="float" office:value="-1.011889" calcext:value-type="float">
            <text:p>-1.0118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459" calcext:value-type="float">
            <text:p>1.1459</text:p>
          </table:table-cell>
          <table:table-cell office:value-type="float" office:value="2.727357" calcext:value-type="float">
            <text:p>2.727357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1884835" calcext:value-type="float">
            <text:p>2.1884835</text:p>
          </table:table-cell>
          <table:table-cell office:value-type="float" office:value="2.78076825" calcext:value-type="float">
            <text:p>2.78076825</text:p>
          </table:table-cell>
          <table:table-cell office:value-type="float" office:value="-0.592284749999998" calcext:value-type="float">
            <text:p>-0.592284749999998</text:p>
          </table:table-cell>
          <table:table-cell office:value-type="float" office:value="0.592284749999998" calcext:value-type="float">
            <text:p>0.592284749999998</text:p>
          </table:table-cell>
          <table:table-cell office:value-type="float" office:value="-1.228069" calcext:value-type="float">
            <text:p>-1.2280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604145" calcext:value-type="float">
            <text:p>0.9604145</text:p>
          </table:table-cell>
          <table:table-cell office:value-type="float" office:value="2.78076825" calcext:value-type="float">
            <text:p>2.78076825</text:p>
          </table:table-cell>
          <table:table-cell office:value-type="float" office:value="0.43" calcext:value-type="float">
            <text:p>0.43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128689" calcext:value-type="float">
            <text:p>2.128689</text:p>
          </table:table-cell>
          <table:table-cell office:value-type="float" office:value="2.59700925" calcext:value-type="float">
            <text:p>2.59700925</text:p>
          </table:table-cell>
          <table:table-cell office:value-type="float" office:value="-0.468320249999999" calcext:value-type="float">
            <text:p>-0.468320249999999</text:p>
          </table:table-cell>
          <table:table-cell office:value-type="float" office:value="0.468320249999999" calcext:value-type="float">
            <text:p>0.468320249999999</text:p>
          </table:table-cell>
          <table:table-cell office:value-type="float" office:value="-0.8896258" calcext:value-type="float">
            <text:p>-0.88962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390632" calcext:value-type="float">
            <text:p>1.2390632</text:p>
          </table:table-cell>
          <table:table-cell office:value-type="float" office:value="2.59700925" calcext:value-type="float">
            <text:p>2.59700925</text:p>
          </table:table-cell>
          <table:table-cell office:value-type="float" office:value="0.36" calcext:value-type="float">
            <text:p>0.36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395865" calcext:value-type="float">
            <text:p>1.9395865</text:p>
          </table:table-cell>
          <table:table-cell office:value-type="float" office:value="2.407901" calcext:value-type="float">
            <text:p>2.407901</text:p>
          </table:table-cell>
          <table:table-cell office:value-type="float" office:value="-0.468314500000002" calcext:value-type="float">
            <text:p>-0.468314500000002</text:p>
          </table:table-cell>
          <table:table-cell office:value-type="float" office:value="0.468314500000002" calcext:value-type="float">
            <text:p>0.468314500000002</text:p>
          </table:table-cell>
          <table:table-cell office:value-type="float" office:value="-0.8612876" calcext:value-type="float">
            <text:p>-0.86128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782989" calcext:value-type="float">
            <text:p>1.0782989</text:p>
          </table:table-cell>
          <table:table-cell office:value-type="float" office:value="2.407901" calcext:value-type="float">
            <text:p>2.407901</text:p>
          </table:table-cell>
          <table:table-cell office:value-type="float" office:value="0.365" calcext:value-type="float">
            <text:p>0.36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78872025" calcext:value-type="float">
            <text:p>1.78872025</text:p>
          </table:table-cell>
          <table:table-cell office:value-type="float" office:value="2.195694" calcext:value-type="float">
            <text:p>2.195694</text:p>
          </table:table-cell>
          <table:table-cell office:value-type="float" office:value="-0.406973750000002" calcext:value-type="float">
            <text:p>-0.406973750000002</text:p>
          </table:table-cell>
          <table:table-cell office:value-type="float" office:value="0.406973750000002" calcext:value-type="float">
            <text:p>0.406973750000002</text:p>
          </table:table-cell>
          <table:table-cell office:value-type="float" office:value="-0.7203059" calcext:value-type="float">
            <text:p>-0.72030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6841435" calcext:value-type="float">
            <text:p>1.06841435</text:p>
          </table:table-cell>
          <table:table-cell office:value-type="float" office:value="2.195694" calcext:value-type="float">
            <text:p>2.195694</text:p>
          </table:table-cell>
          <table:table-cell office:value-type="float" office:value="0.3475" calcext:value-type="float">
            <text:p>0.3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5162225" calcext:value-type="float">
            <text:p>1.65162225</text:p>
          </table:table-cell>
          <table:table-cell office:value-type="float" office:value="2.037447" calcext:value-type="float">
            <text:p>2.037447</text:p>
          </table:table-cell>
          <table:table-cell office:value-type="float" office:value="-0.385824750000001" calcext:value-type="float">
            <text:p>-0.385824750000001</text:p>
          </table:table-cell>
          <table:table-cell office:value-type="float" office:value="0.385824750000001" calcext:value-type="float">
            <text:p>0.385824750000001</text:p>
          </table:table-cell>
          <table:table-cell office:value-type="float" office:value="-0.9688209" calcext:value-type="float">
            <text:p>-0.968820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68280135" calcext:value-type="float">
            <text:p>0.68280135</text:p>
          </table:table-cell>
          <table:table-cell office:value-type="float" office:value="2.037447" calcext:value-type="float">
            <text:p>2.037447</text:p>
          </table:table-cell>
          <table:table-cell office:value-type="float" office:value="0.3825" calcext:value-type="float">
            <text:p>0.38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1.597972" calcext:value-type="float">
            <text:p>1.597972</text:p>
          </table:table-cell>
          <table:table-cell office:value-type="float" office:value="1.94858275" calcext:value-type="float">
            <text:p>1.94858275</text:p>
          </table:table-cell>
          <table:table-cell office:value-type="float" office:value="-0.350610749999999" calcext:value-type="float">
            <text:p>-0.350610749999999</text:p>
          </table:table-cell>
          <table:table-cell office:value-type="float" office:value="0.350610749999999" calcext:value-type="float">
            <text:p>0.350610749999999</text:p>
          </table:table-cell>
          <table:table-cell office:value-type="float" office:value="-0.877787" calcext:value-type="float">
            <text:p>-0.8777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20185" calcext:value-type="float">
            <text:p>0.720185</text:p>
          </table:table-cell>
          <table:table-cell office:value-type="float" office:value="1.94858275" calcext:value-type="float">
            <text:p>1.948582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5514525" calcext:value-type="float">
            <text:p>1.5514525</text:p>
          </table:table-cell>
          <table:table-cell office:value-type="float" office:value="1.928212" calcext:value-type="float">
            <text:p>1.928212</text:p>
          </table:table-cell>
          <table:table-cell office:value-type="float" office:value="-0.376759499999999" calcext:value-type="float">
            <text:p>-0.376759499999999</text:p>
          </table:table-cell>
          <table:table-cell office:value-type="float" office:value="0.376759499999999" calcext:value-type="float">
            <text:p>0.376759499999999</text:p>
          </table:table-cell>
          <table:table-cell office:value-type="float" office:value="-0.9973002" calcext:value-type="float">
            <text:p>-0.99730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5541523" calcext:value-type="float">
            <text:p>0.5541523</text:p>
          </table:table-cell>
          <table:table-cell office:value-type="float" office:value="1.928212" calcext:value-type="float">
            <text:p>1.928212</text:p>
          </table:table-cell>
          <table:table-cell office:value-type="float" office:value="0.405" calcext:value-type="float">
            <text:p>0.40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768745" calcext:value-type="float">
            <text:p>1.5768745</text:p>
          </table:table-cell>
          <table:table-cell office:value-type="float" office:value="2.0081495" calcext:value-type="float">
            <text:p>2.0081495</text:p>
          </table:table-cell>
          <table:table-cell office:value-type="float" office:value="-0.431274999999998" calcext:value-type="float">
            <text:p>-0.431274999999998</text:p>
          </table:table-cell>
          <table:table-cell office:value-type="float" office:value="0.431274999999998" calcext:value-type="float">
            <text:p>0.431274999999998</text:p>
          </table:table-cell>
          <table:table-cell office:value-type="float" office:value="-1.315493" calcext:value-type="float">
            <text:p>-1.3154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2613815" calcext:value-type="float">
            <text:p>0.2613815</text:p>
          </table:table-cell>
          <table:table-cell office:value-type="float" office:value="2.0081495" calcext:value-type="float">
            <text:p>2.0081495</text:p>
          </table:table-cell>
          <table:table-cell office:value-type="float" office:value="0.485" calcext:value-type="float">
            <text:p>0.48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5669775" calcext:value-type="float">
            <text:p>1.65669775</text:p>
          </table:table-cell>
          <table:table-cell office:value-type="float" office:value="2.04160625" calcext:value-type="float">
            <text:p>2.04160625</text:p>
          </table:table-cell>
          <table:table-cell office:value-type="float" office:value="-0.384908500000001" calcext:value-type="float">
            <text:p>-0.384908500000001</text:p>
          </table:table-cell>
          <table:table-cell office:value-type="float" office:value="0.384908500000001" calcext:value-type="float">
            <text:p>0.384908500000001</text:p>
          </table:table-cell>
          <table:table-cell office:value-type="float" office:value="-0.9794512" calcext:value-type="float">
            <text:p>-0.97945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67724655" calcext:value-type="float">
            <text:p>0.67724655</text:p>
          </table:table-cell>
          <table:table-cell office:value-type="float" office:value="2.04160625" calcext:value-type="float">
            <text:p>2.04160625</text:p>
          </table:table-cell>
          <table:table-cell office:value-type="float" office:value="0.41" calcext:value-type="float">
            <text:p>0.41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997025" calcext:value-type="float">
            <text:p>1.7997025</text:p>
          </table:table-cell>
          <table:table-cell office:value-type="float" office:value="2.2077145" calcext:value-type="float">
            <text:p>2.2077145</text:p>
          </table:table-cell>
          <table:table-cell office:value-type="float" office:value="-0.408011999999999" calcext:value-type="float">
            <text:p>-0.408011999999999</text:p>
          </table:table-cell>
          <table:table-cell office:value-type="float" office:value="0.408011999999999" calcext:value-type="float">
            <text:p>0.408011999999999</text:p>
          </table:table-cell>
          <table:table-cell office:value-type="float" office:value="-1.074941" calcext:value-type="float">
            <text:p>-1.0749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247615" calcext:value-type="float">
            <text:p>0.7247615</text:p>
          </table:table-cell>
          <table:table-cell office:value-type="float" office:value="2.2077145" calcext:value-type="float">
            <text:p>2.207714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56588" calcext:value-type="float">
            <text:p>1.856588</text:p>
          </table:table-cell>
          <table:table-cell office:value-type="float" office:value="2.26219175" calcext:value-type="float">
            <text:p>2.26219175</text:p>
          </table:table-cell>
          <table:table-cell office:value-type="float" office:value="-0.40560375" calcext:value-type="float">
            <text:p>-0.40560375</text:p>
          </table:table-cell>
          <table:table-cell office:value-type="float" office:value="0.40560375" calcext:value-type="float">
            <text:p>0.40560375</text:p>
          </table:table-cell>
          <table:table-cell office:value-type="float" office:value="-0.8405639" calcext:value-type="float">
            <text:p>-0.84056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160241" calcext:value-type="float">
            <text:p>1.0160241</text:p>
          </table:table-cell>
          <table:table-cell office:value-type="float" office:value="2.26219175" calcext:value-type="float">
            <text:p>2.26219175</text:p>
          </table:table-cell>
          <table:table-cell office:value-type="float" office:value="0.38" calcext:value-type="float">
            <text:p>0.38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9342695" calcext:value-type="float">
            <text:p>1.9342695</text:p>
          </table:table-cell>
          <table:table-cell office:value-type="float" office:value="2.3242325" calcext:value-type="float">
            <text:p>2.3242325</text:p>
          </table:table-cell>
          <table:table-cell office:value-type="float" office:value="-0.389963000000001" calcext:value-type="float">
            <text:p>-0.389963000000001</text:p>
          </table:table-cell>
          <table:table-cell office:value-type="float" office:value="0.389963000000001" calcext:value-type="float">
            <text:p>0.389963000000001</text:p>
          </table:table-cell>
          <table:table-cell office:value-type="float" office:value="-0.881122" calcext:value-type="float">
            <text:p>-0.8811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531475" calcext:value-type="float">
            <text:p>1.0531475</text:p>
          </table:table-cell>
          <table:table-cell office:value-type="float" office:value="2.3242325" calcext:value-type="float">
            <text:p>2.3242325</text:p>
          </table:table-cell>
          <table:table-cell office:value-type="float" office:value="0.3575" calcext:value-type="float">
            <text:p>0.35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6772425" calcext:value-type="float">
            <text:p>2.06772425</text:p>
          </table:table-cell>
          <table:table-cell office:value-type="float" office:value="2.467008" calcext:value-type="float">
            <text:p>2.467008</text:p>
          </table:table-cell>
          <table:table-cell office:value-type="float" office:value="-0.399283750000001" calcext:value-type="float">
            <text:p>-0.399283750000001</text:p>
          </table:table-cell>
          <table:table-cell office:value-type="float" office:value="0.399283750000001" calcext:value-type="float">
            <text:p>0.399283750000001</text:p>
          </table:table-cell>
          <table:table-cell office:value-type="float" office:value="-0.6732958" calcext:value-type="float">
            <text:p>-0.67329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39442845" calcext:value-type="float">
            <text:p>1.39442845</text:p>
          </table:table-cell>
          <table:table-cell office:value-type="float" office:value="2.467008" calcext:value-type="float">
            <text:p>2.467008</text:p>
          </table:table-cell>
          <table:table-cell office:value-type="float" office:value="0.345" calcext:value-type="float">
            <text:p>0.34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95322925" calcext:value-type="float">
            <text:p>1.95322925</text:p>
          </table:table-cell>
          <table:table-cell office:value-type="float" office:value="2.32626275" calcext:value-type="float">
            <text:p>2.32626275</text:p>
          </table:table-cell>
          <table:table-cell office:value-type="float" office:value="-0.373033500000002" calcext:value-type="float">
            <text:p>-0.373033500000002</text:p>
          </table:table-cell>
          <table:table-cell office:value-type="float" office:value="0.373033500000002" calcext:value-type="float">
            <text:p>0.373033500000002</text:p>
          </table:table-cell>
          <table:table-cell office:value-type="float" office:value="-0.6777745" calcext:value-type="float">
            <text:p>-0.67777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7545475" calcext:value-type="float">
            <text:p>1.27545475</text:p>
          </table:table-cell>
          <table:table-cell office:value-type="float" office:value="2.32626275" calcext:value-type="float">
            <text:p>2.32626275</text:p>
          </table:table-cell>
          <table:table-cell office:value-type="float" office:value="0.3425" calcext:value-type="float">
            <text:p>0.34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4830925" calcext:value-type="float">
            <text:p>1.84830925</text:p>
          </table:table-cell>
          <table:table-cell office:value-type="float" office:value="2.18335125" calcext:value-type="float">
            <text:p>2.18335125</text:p>
          </table:table-cell>
          <table:table-cell office:value-type="float" office:value="-0.335041999999997" calcext:value-type="float">
            <text:p>-0.335041999999997</text:p>
          </table:table-cell>
          <table:table-cell office:value-type="float" office:value="0.335041999999997" calcext:value-type="float">
            <text:p>0.335041999999997</text:p>
          </table:table-cell>
          <table:table-cell office:value-type="float" office:value="-0.679672" calcext:value-type="float">
            <text:p>-0.6796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6863725" calcext:value-type="float">
            <text:p>1.16863725</text:p>
          </table:table-cell>
          <table:table-cell office:value-type="float" office:value="2.18335125" calcext:value-type="float">
            <text:p>2.18335125</text:p>
          </table:table-cell>
          <table:table-cell office:value-type="float" office:value="0.335" calcext:value-type="float">
            <text:p>0.3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032375" calcext:value-type="float">
            <text:p>2.0032375</text:p>
          </table:table-cell>
          <table:table-cell office:value-type="float" office:value="2.34444975" calcext:value-type="float">
            <text:p>2.34444975</text:p>
          </table:table-cell>
          <table:table-cell office:value-type="float" office:value="-0.341212250000001" calcext:value-type="float">
            <text:p>-0.341212250000001</text:p>
          </table:table-cell>
          <table:table-cell office:value-type="float" office:value="0.341212250000001" calcext:value-type="float">
            <text:p>0.341212250000001</text:p>
          </table:table-cell>
          <table:table-cell office:value-type="float" office:value="-0.4902292" calcext:value-type="float">
            <text:p>-0.49022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130083" calcext:value-type="float">
            <text:p>1.5130083</text:p>
          </table:table-cell>
          <table:table-cell office:value-type="float" office:value="2.34444975" calcext:value-type="float">
            <text:p>2.34444975</text:p>
          </table:table-cell>
          <table:table-cell office:value-type="float" office:value="0.3" calcext:value-type="float">
            <text:p>0.3</text:p>
          </table:table-cell>
          <table:table-cell office:value-type="float" office:value="6.114915E-016" calcext:value-type="float">
            <text:p>6.114915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85339" calcext:value-type="float">
            <text:p>2.085339</text:p>
          </table:table-cell>
          <table:table-cell office:value-type="float" office:value="2.4160615" calcext:value-type="float">
            <text:p>2.4160615</text:p>
          </table:table-cell>
          <table:table-cell office:value-type="float" office:value="-0.330722499999999" calcext:value-type="float">
            <text:p>-0.330722499999999</text:p>
          </table:table-cell>
          <table:table-cell office:value-type="float" office:value="0.330722499999999" calcext:value-type="float">
            <text:p>0.330722499999999</text:p>
          </table:table-cell>
          <table:table-cell office:value-type="float" office:value="-0.5544666" calcext:value-type="float">
            <text:p>-0.55446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308724" calcext:value-type="float">
            <text:p>1.5308724</text:p>
          </table:table-cell>
          <table:table-cell office:value-type="float" office:value="2.4160615" calcext:value-type="float">
            <text:p>2.4160615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000000000002060489" calcext:value-type="float">
            <text:p>2.060489E-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629725" calcext:value-type="float">
            <text:p>1.9629725</text:p>
          </table:table-cell>
          <table:table-cell office:value-type="float" office:value="2.2576065" calcext:value-type="float">
            <text:p>2.2576065</text:p>
          </table:table-cell>
          <table:table-cell office:value-type="float" office:value="-0.294634000000001" calcext:value-type="float">
            <text:p>-0.294634000000001</text:p>
          </table:table-cell>
          <table:table-cell office:value-type="float" office:value="0.294634000000001" calcext:value-type="float">
            <text:p>0.294634000000001</text:p>
          </table:table-cell>
          <table:table-cell office:value-type="float" office:value="-0.533531" calcext:value-type="float">
            <text:p>-0.5335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294415" calcext:value-type="float">
            <text:p>1.4294415</text:p>
          </table:table-cell>
          <table:table-cell office:value-type="float" office:value="2.2576065" calcext:value-type="float">
            <text:p>2.257606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00000000000001171649" calcext:value-type="float">
            <text:p>1.171649E-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7999275" calcext:value-type="float">
            <text:p>1.97999275</text:p>
          </table:table-cell>
          <table:table-cell office:value-type="float" office:value="2.2667585" calcext:value-type="float">
            <text:p>2.2667585</text:p>
          </table:table-cell>
          <table:table-cell office:value-type="float" office:value="-0.28676575" calcext:value-type="float">
            <text:p>-0.28676575</text:p>
          </table:table-cell>
          <table:table-cell office:value-type="float" office:value="0.28676575" calcext:value-type="float">
            <text:p>0.28676575</text:p>
          </table:table-cell>
          <table:table-cell office:value-type="float" office:value="-0.4200298" calcext:value-type="float">
            <text:p>-0.42002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5996295" calcext:value-type="float">
            <text:p>1.55996295</text:p>
          </table:table-cell>
          <table:table-cell office:value-type="float" office:value="2.2667585" calcext:value-type="float">
            <text:p>2.266758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00004368568" calcext:value-type="float">
            <text:p>4.368568E-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168138" calcext:value-type="float">
            <text:p>2.168138</text:p>
          </table:table-cell>
          <table:table-cell office:value-type="float" office:value="2.46617425" calcext:value-type="float">
            <text:p>2.46617425</text:p>
          </table:table-cell>
          <table:table-cell office:value-type="float" office:value="-0.29803625" calcext:value-type="float">
            <text:p>-0.29803625</text:p>
          </table:table-cell>
          <table:table-cell office:value-type="float" office:value="0.29803625" calcext:value-type="float">
            <text:p>0.29803625</text:p>
          </table:table-cell>
          <table:table-cell office:value-type="float" office:value="-0.306674" calcext:value-type="float">
            <text:p>-0.3066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61464" calcext:value-type="float">
            <text:p>1.861464</text:p>
          </table:table-cell>
          <table:table-cell office:value-type="float" office:value="2.46617425" calcext:value-type="float">
            <text:p>2.4661742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2234101" calcext:value-type="float">
            <text:p>2.234101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17798775" calcext:value-type="float">
            <text:p>2.17798775</text:p>
          </table:table-cell>
          <table:table-cell office:value-type="float" office:value="2.45630075" calcext:value-type="float">
            <text:p>2.45630075</text:p>
          </table:table-cell>
          <table:table-cell office:value-type="float" office:value="-0.278313" calcext:value-type="float">
            <text:p>-0.278313</text:p>
          </table:table-cell>
          <table:table-cell office:value-type="float" office:value="0.278313" calcext:value-type="float">
            <text:p>0.278313</text:p>
          </table:table-cell>
          <table:table-cell office:value-type="float" office:value="-0.3349301" calcext:value-type="float">
            <text:p>-0.33493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4305765" calcext:value-type="float">
            <text:p>1.84305765</text:p>
          </table:table-cell>
          <table:table-cell office:value-type="float" office:value="2.45630075" calcext:value-type="float">
            <text:p>2.4563007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05669075" calcext:value-type="float">
            <text:p>5.669075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092364" calcext:value-type="float">
            <text:p>2.092364</text:p>
          </table:table-cell>
          <table:table-cell office:value-type="float" office:value="2.357878" calcext:value-type="float">
            <text:p>2.357878</text:p>
          </table:table-cell>
          <table:table-cell office:value-type="float" office:value="-0.265514000000002" calcext:value-type="float">
            <text:p>-0.265514000000002</text:p>
          </table:table-cell>
          <table:table-cell office:value-type="float" office:value="0.265514000000002" calcext:value-type="float">
            <text:p>0.265514000000002</text:p>
          </table:table-cell>
          <table:table-cell office:value-type="float" office:value="-0.3263491" calcext:value-type="float">
            <text:p>-0.32634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660149" calcext:value-type="float">
            <text:p>1.7660149</text:p>
          </table:table-cell>
          <table:table-cell office:value-type="float" office:value="2.357878" calcext:value-type="float">
            <text:p>2.357878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05669075" calcext:value-type="float">
            <text:p>5.669075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227658" calcext:value-type="float">
            <text:p>2.227658</text:p>
          </table:table-cell>
          <table:table-cell office:value-type="float" office:value="2.51635925" calcext:value-type="float">
            <text:p>2.51635925</text:p>
          </table:table-cell>
          <table:table-cell office:value-type="float" office:value="-0.288701250000001" calcext:value-type="float">
            <text:p>-0.288701250000001</text:p>
          </table:table-cell>
          <table:table-cell office:value-type="float" office:value="0.288701250000001" calcext:value-type="float">
            <text:p>0.288701250000001</text:p>
          </table:table-cell>
          <table:table-cell office:value-type="float" office:value="-0.1569876" calcext:value-type="float">
            <text:p>-0.15698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706704" calcext:value-type="float">
            <text:p>2.0706704</text:p>
          </table:table-cell>
          <table:table-cell office:value-type="float" office:value="2.51635925" calcext:value-type="float">
            <text:p>2.5163592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1410171" calcext:value-type="float">
            <text:p>1.410171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4017175" calcext:value-type="float">
            <text:p>2.4017175</text:p>
          </table:table-cell>
          <table:table-cell office:value-type="float" office:value="2.68297975" calcext:value-type="float">
            <text:p>2.68297975</text:p>
          </table:table-cell>
          <table:table-cell office:value-type="float" office:value="-0.281262249999997" calcext:value-type="float">
            <text:p>-0.281262249999997</text:p>
          </table:table-cell>
          <table:table-cell office:value-type="float" office:value="0.281262249999997" calcext:value-type="float">
            <text:p>0.281262249999997</text:p>
          </table:table-cell>
          <table:table-cell office:value-type="float" office:value="-0.2533261" calcext:value-type="float">
            <text:p>-0.25332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1483914" calcext:value-type="float">
            <text:p>2.1483914</text:p>
          </table:table-cell>
          <table:table-cell office:value-type="float" office:value="2.68297975" calcext:value-type="float">
            <text:p>2.6829797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05275303" calcext:value-type="float">
            <text:p>5.275303E-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38050875" calcext:value-type="float">
            <text:p>2.38050875</text:p>
          </table:table-cell>
          <table:table-cell office:value-type="float" office:value="2.6319885" calcext:value-type="float">
            <text:p>2.6319885</text:p>
          </table:table-cell>
          <table:table-cell office:value-type="float" office:value="-0.251479749999998" calcext:value-type="float">
            <text:p>-0.251479749999998</text:p>
          </table:table-cell>
          <table:table-cell office:value-type="float" office:value="0.251479749999998" calcext:value-type="float">
            <text:p>0.251479749999998</text:p>
          </table:table-cell>
          <table:table-cell office:value-type="float" office:value="-0.3168802" calcext:value-type="float">
            <text:p>-0.31688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6362855" calcext:value-type="float">
            <text:p>2.06362855</text:p>
          </table:table-cell>
          <table:table-cell office:value-type="float" office:value="2.6319885" calcext:value-type="float">
            <text:p>2.631988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0531916" calcext:value-type="float">
            <text:p>5.31916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3907885" calcext:value-type="float">
            <text:p>2.3907885</text:p>
          </table:table-cell>
          <table:table-cell office:value-type="float" office:value="2.655678" calcext:value-type="float">
            <text:p>2.655678</text:p>
          </table:table-cell>
          <table:table-cell office:value-type="float" office:value="-0.264889499999998" calcext:value-type="float">
            <text:p>-0.264889499999998</text:p>
          </table:table-cell>
          <table:table-cell office:value-type="float" office:value="0.264889499999998" calcext:value-type="float">
            <text:p>0.264889499999998</text:p>
          </table:table-cell>
          <table:table-cell office:value-type="float" office:value="-0.163714" calcext:value-type="float">
            <text:p>-0.1637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2270745" calcext:value-type="float">
            <text:p>2.2270745</text:p>
          </table:table-cell>
          <table:table-cell office:value-type="float" office:value="2.655678" calcext:value-type="float">
            <text:p>2.655678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15394" calcext:value-type="float">
            <text:p>1.5394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59576525" calcext:value-type="float">
            <text:p>2.59576525</text:p>
          </table:table-cell>
          <table:table-cell office:value-type="float" office:value="2.880531" calcext:value-type="float">
            <text:p>2.880531</text:p>
          </table:table-cell>
          <table:table-cell office:value-type="float" office:value="-0.28476575" calcext:value-type="float">
            <text:p>-0.28476575</text:p>
          </table:table-cell>
          <table:table-cell office:value-type="float" office:value="0.28476575" calcext:value-type="float">
            <text:p>0.28476575</text:p>
          </table:table-cell>
          <table:table-cell office:value-type="float" office:value="-0.1305827" calcext:value-type="float">
            <text:p>-0.13058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46518255" calcext:value-type="float">
            <text:p>2.46518255</text:p>
          </table:table-cell>
          <table:table-cell office:value-type="float" office:value="2.880531" calcext:value-type="float">
            <text:p>2.880531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0531916" calcext:value-type="float">
            <text:p>5.31916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72082125" calcext:value-type="float">
            <text:p>2.72082125</text:p>
          </table:table-cell>
          <table:table-cell office:value-type="float" office:value="2.99313025" calcext:value-type="float">
            <text:p>2.99313025</text:p>
          </table:table-cell>
          <table:table-cell office:value-type="float" office:value="-0.272309" calcext:value-type="float">
            <text:p>-0.272309</text:p>
          </table:table-cell>
          <table:table-cell office:value-type="float" office:value="0.272309" calcext:value-type="float">
            <text:p>0.272309</text:p>
          </table:table-cell>
          <table:table-cell office:value-type="float" office:value="-0.1433496" calcext:value-type="float">
            <text:p>-0.14334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57747165" calcext:value-type="float">
            <text:p>2.57747165</text:p>
          </table:table-cell>
          <table:table-cell office:value-type="float" office:value="2.99313025" calcext:value-type="float">
            <text:p>2.9931302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15394" calcext:value-type="float">
            <text:p>1.5394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719118" calcext:value-type="float">
            <text:p>2.719118</text:p>
          </table:table-cell>
          <table:table-cell office:value-type="float" office:value="2.99456675" calcext:value-type="float">
            <text:p>2.99456675</text:p>
          </table:table-cell>
          <table:table-cell office:value-type="float" office:value="-0.275448749999998" calcext:value-type="float">
            <text:p>-0.275448749999998</text:p>
          </table:table-cell>
          <table:table-cell office:value-type="float" office:value="0.275448749999998" calcext:value-type="float">
            <text:p>0.275448749999998</text:p>
          </table:table-cell>
          <table:table-cell office:value-type="float" office:value="-0.0884122" calcext:value-type="float">
            <text:p>-0.08841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6307058" calcext:value-type="float">
            <text:p>2.6307058</text:p>
          </table:table-cell>
          <table:table-cell office:value-type="float" office:value="2.99456675" calcext:value-type="float">
            <text:p>2.994566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498686" calcext:value-type="float">
            <text:p>4.98686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83933925" calcext:value-type="float">
            <text:p>2.83933925</text:p>
          </table:table-cell>
          <table:table-cell office:value-type="float" office:value="3.154377" calcext:value-type="float">
            <text:p>3.154377</text:p>
          </table:table-cell>
          <table:table-cell office:value-type="float" office:value="-0.315037750000002" calcext:value-type="float">
            <text:p>-0.315037750000002</text:p>
          </table:table-cell>
          <table:table-cell office:value-type="float" office:value="0.315037750000002" calcext:value-type="float">
            <text:p>0.315037750000002</text:p>
          </table:table-cell>
          <table:table-cell office:value-type="float" office:value="-0.1791087" calcext:value-type="float">
            <text:p>-0.17910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66023055" calcext:value-type="float">
            <text:p>2.66023055</text:p>
          </table:table-cell>
          <table:table-cell office:value-type="float" office:value="3.154377" calcext:value-type="float">
            <text:p>3.154377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3386842" calcext:value-type="float">
            <text:p>3.386842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6645645" calcext:value-type="float">
            <text:p>2.6645645</text:p>
          </table:table-cell>
          <table:table-cell office:value-type="float" office:value="3.00419675" calcext:value-type="float">
            <text:p>3.00419675</text:p>
          </table:table-cell>
          <table:table-cell office:value-type="float" office:value="-0.339632250000002" calcext:value-type="float">
            <text:p>-0.339632250000002</text:p>
          </table:table-cell>
          <table:table-cell office:value-type="float" office:value="0.339632250000002" calcext:value-type="float">
            <text:p>0.339632250000002</text:p>
          </table:table-cell>
          <table:table-cell office:value-type="float" office:value="-0.3704556" calcext:value-type="float">
            <text:p>-0.37045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2941089" calcext:value-type="float">
            <text:p>2.2941089</text:p>
          </table:table-cell>
          <table:table-cell office:value-type="float" office:value="3.00419675" calcext:value-type="float">
            <text:p>3.0041967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000000003578874" calcext:value-type="float">
            <text:p>3.578874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7042485" calcext:value-type="float">
            <text:p>2.7042485</text:p>
          </table:table-cell>
          <table:table-cell office:value-type="float" office:value="3.08536625" calcext:value-type="float">
            <text:p>3.08536625</text:p>
          </table:table-cell>
          <table:table-cell office:value-type="float" office:value="-0.381117750000003" calcext:value-type="float">
            <text:p>-0.381117750000003</text:p>
          </table:table-cell>
          <table:table-cell office:value-type="float" office:value="0.381117750000003" calcext:value-type="float">
            <text:p>0.381117750000003</text:p>
          </table:table-cell>
          <table:table-cell office:value-type="float" office:value="-0.3250874" calcext:value-type="float">
            <text:p>-0.32508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3791611" calcext:value-type="float">
            <text:p>2.3791611</text:p>
          </table:table-cell>
          <table:table-cell office:value-type="float" office:value="3.08536625" calcext:value-type="float">
            <text:p>3.0853662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0000000007183709" calcext:value-type="float">
            <text:p>7.183709E-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57404575" calcext:value-type="float">
            <text:p>2.57404575</text:p>
          </table:table-cell>
          <table:table-cell office:value-type="float" office:value="2.9115015" calcext:value-type="float">
            <text:p>2.9115015</text:p>
          </table:table-cell>
          <table:table-cell office:value-type="float" office:value="-0.337455749999996" calcext:value-type="float">
            <text:p>-0.337455749999996</text:p>
          </table:table-cell>
          <table:table-cell office:value-type="float" office:value="0.337455749999996" calcext:value-type="float">
            <text:p>0.337455749999996</text:p>
          </table:table-cell>
          <table:table-cell office:value-type="float" office:value="-0.2181213" calcext:value-type="float">
            <text:p>-0.21812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35592445" calcext:value-type="float">
            <text:p>2.35592445</text:p>
          </table:table-cell>
          <table:table-cell office:value-type="float" office:value="2.9115015" calcext:value-type="float">
            <text:p>2.911501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0531916" calcext:value-type="float">
            <text:p>5.31916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4666665" calcext:value-type="float">
            <text:p>2.4666665</text:p>
          </table:table-cell>
          <table:table-cell office:value-type="float" office:value="2.82476275" calcext:value-type="float">
            <text:p>2.82476275</text:p>
          </table:table-cell>
          <table:table-cell office:value-type="float" office:value="-0.35809625" calcext:value-type="float">
            <text:p>-0.35809625</text:p>
          </table:table-cell>
          <table:table-cell office:value-type="float" office:value="0.35809625" calcext:value-type="float">
            <text:p>0.35809625</text:p>
          </table:table-cell>
          <table:table-cell office:value-type="float" office:value="-0.3375745" calcext:value-type="float">
            <text:p>-0.33757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129092" calcext:value-type="float">
            <text:p>2.129092</text:p>
          </table:table-cell>
          <table:table-cell office:value-type="float" office:value="2.82476275" calcext:value-type="float">
            <text:p>2.82476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3461386" calcext:value-type="float">
            <text:p>3.461386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419698" calcext:value-type="float">
            <text:p>2.419698</text:p>
          </table:table-cell>
          <table:table-cell office:value-type="float" office:value="2.783735" calcext:value-type="float">
            <text:p>2.783735</text:p>
          </table:table-cell>
          <table:table-cell office:value-type="float" office:value="-0.364037000000001" calcext:value-type="float">
            <text:p>-0.364037000000001</text:p>
          </table:table-cell>
          <table:table-cell office:value-type="float" office:value="0.364037000000001" calcext:value-type="float">
            <text:p>0.364037000000001</text:p>
          </table:table-cell>
          <table:table-cell office:value-type="float" office:value="-0.4084875" calcext:value-type="float">
            <text:p>-0.40848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112105" calcext:value-type="float">
            <text:p>2.0112105</text:p>
          </table:table-cell>
          <table:table-cell office:value-type="float" office:value="2.783735" calcext:value-type="float">
            <text:p>2.7837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0000001549699" calcext:value-type="float">
            <text:p>1.549699E-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282123" calcext:value-type="float">
            <text:p>2.282123</text:p>
          </table:table-cell>
          <table:table-cell office:value-type="float" office:value="2.6991465" calcext:value-type="float">
            <text:p>2.6991465</text:p>
          </table:table-cell>
          <table:table-cell office:value-type="float" office:value="-0.417023500000003" calcext:value-type="float">
            <text:p>-0.417023500000003</text:p>
          </table:table-cell>
          <table:table-cell office:value-type="float" office:value="0.417023500000003" calcext:value-type="float">
            <text:p>0.417023500000003</text:p>
          </table:table-cell>
          <table:table-cell office:value-type="float" office:value="-0.471649" calcext:value-type="float">
            <text:p>-0.4716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10474" calcext:value-type="float">
            <text:p>1.810474</text:p>
          </table:table-cell>
          <table:table-cell office:value-type="float" office:value="2.6991465" calcext:value-type="float">
            <text:p>2.699146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000000000001073105" calcext:value-type="float">
            <text:p>1.073105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18905525" calcext:value-type="float">
            <text:p>2.18905525</text:p>
          </table:table-cell>
          <table:table-cell office:value-type="float" office:value="2.660051" calcext:value-type="float">
            <text:p>2.660051</text:p>
          </table:table-cell>
          <table:table-cell office:value-type="float" office:value="-0.470995749999998" calcext:value-type="float">
            <text:p>-0.470995749999998</text:p>
          </table:table-cell>
          <table:table-cell office:value-type="float" office:value="0.470995749999998" calcext:value-type="float">
            <text:p>0.470995749999998</text:p>
          </table:table-cell>
          <table:table-cell office:value-type="float" office:value="-0.6821701" calcext:value-type="float">
            <text:p>-0.68217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0688515" calcext:value-type="float">
            <text:p>1.50688515</text:p>
          </table:table-cell>
          <table:table-cell office:value-type="float" office:value="2.660051" calcext:value-type="float">
            <text:p>2.660051</text:p>
          </table:table-cell>
          <table:table-cell office:value-type="float" office:value="0.3075" calcext:value-type="float">
            <text:p>0.30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06875425" calcext:value-type="float">
            <text:p>2.06875425</text:p>
          </table:table-cell>
          <table:table-cell office:value-type="float" office:value="2.5120105" calcext:value-type="float">
            <text:p>2.5120105</text:p>
          </table:table-cell>
          <table:table-cell office:value-type="float" office:value="-0.44325625" calcext:value-type="float">
            <text:p>-0.44325625</text:p>
          </table:table-cell>
          <table:table-cell office:value-type="float" office:value="0.44325625" calcext:value-type="float">
            <text:p>0.44325625</text:p>
          </table:table-cell>
          <table:table-cell office:value-type="float" office:value="-0.6374935" calcext:value-type="float">
            <text:p>-0.63749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3126075" calcext:value-type="float">
            <text:p>1.43126075</text:p>
          </table:table-cell>
          <table:table-cell office:value-type="float" office:value="2.5120105" calcext:value-type="float">
            <text:p>2.5120105</text:p>
          </table:table-cell>
          <table:table-cell office:value-type="float" office:value="0.325" calcext:value-type="float">
            <text:p>0.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75914" calcext:value-type="float">
            <text:p>1.875914</text:p>
          </table:table-cell>
          <table:table-cell office:value-type="float" office:value="2.313133" calcext:value-type="float">
            <text:p>2.313133</text:p>
          </table:table-cell>
          <table:table-cell office:value-type="float" office:value="-0.437219000000002" calcext:value-type="float">
            <text:p>-0.437219000000002</text:p>
          </table:table-cell>
          <table:table-cell office:value-type="float" office:value="0.437219000000002" calcext:value-type="float">
            <text:p>0.437219000000002</text:p>
          </table:table-cell>
          <table:table-cell office:value-type="float" office:value="-0.844465" calcext:value-type="float">
            <text:p>-0.8444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31449" calcext:value-type="float">
            <text:p>1.031449</text:p>
          </table:table-cell>
          <table:table-cell office:value-type="float" office:value="2.313133" calcext:value-type="float">
            <text:p>2.313133</text:p>
          </table:table-cell>
          <table:table-cell office:value-type="float" office:value="0.3725" calcext:value-type="float">
            <text:p>0.37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9622175" calcext:value-type="float">
            <text:p>1.79622175</text:p>
          </table:table-cell>
          <table:table-cell office:value-type="float" office:value="2.25281125" calcext:value-type="float">
            <text:p>2.25281125</text:p>
          </table:table-cell>
          <table:table-cell office:value-type="float" office:value="-0.456589499999999" calcext:value-type="float">
            <text:p>-0.456589499999999</text:p>
          </table:table-cell>
          <table:table-cell office:value-type="float" office:value="0.456589499999999" calcext:value-type="float">
            <text:p>0.456589499999999</text:p>
          </table:table-cell>
          <table:table-cell office:value-type="float" office:value="-1.140251" calcext:value-type="float">
            <text:p>-1.1402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65597075" calcext:value-type="float">
            <text:p>0.65597075</text:p>
          </table:table-cell>
          <table:table-cell office:value-type="float" office:value="2.25281125" calcext:value-type="float">
            <text:p>2.25281125</text:p>
          </table:table-cell>
          <table:table-cell office:value-type="float" office:value="0.43" calcext:value-type="float">
            <text:p>0.43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5765725" calcext:value-type="float">
            <text:p>1.65765725</text:p>
          </table:table-cell>
          <table:table-cell office:value-type="float" office:value="2.17238175" calcext:value-type="float">
            <text:p>2.17238175</text:p>
          </table:table-cell>
          <table:table-cell office:value-type="float" office:value="-0.514724500000002" calcext:value-type="float">
            <text:p>-0.514724500000002</text:p>
          </table:table-cell>
          <table:table-cell office:value-type="float" office:value="0.514724500000002" calcext:value-type="float">
            <text:p>0.514724500000002</text:p>
          </table:table-cell>
          <table:table-cell office:value-type="float" office:value="-1.658614" calcext:value-type="float">
            <text:p>-1.6586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00095675" calcext:value-type="float">
            <text:p>-0.00095675</text:p>
          </table:table-cell>
          <table:table-cell office:value-type="float" office:value="2.17238175" calcext:value-type="float">
            <text:p>2.17238175</text:p>
          </table:table-cell>
          <table:table-cell office:value-type="float" office:value="0.5" calcext:value-type="float">
            <text:p>0.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7236175" calcext:value-type="float">
            <text:p>1.57236175</text:p>
          </table:table-cell>
          <table:table-cell office:value-type="float" office:value="2.00351075" calcext:value-type="float">
            <text:p>2.00351075</text:p>
          </table:table-cell>
          <table:table-cell office:value-type="float" office:value="-0.431149" calcext:value-type="float">
            <text:p>-0.431149</text:p>
          </table:table-cell>
          <table:table-cell office:value-type="float" office:value="0.431149" calcext:value-type="float">
            <text:p>0.431149</text:p>
          </table:table-cell>
          <table:table-cell office:value-type="float" office:value="-1.272065" calcext:value-type="float">
            <text:p>-1.2720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30029675" calcext:value-type="float">
            <text:p>0.30029675</text:p>
          </table:table-cell>
          <table:table-cell office:value-type="float" office:value="2.00351075" calcext:value-type="float">
            <text:p>2.00351075</text:p>
          </table:table-cell>
          <table:table-cell office:value-type="float" office:value="0.445" calcext:value-type="float">
            <text:p>0.44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578484" calcext:value-type="float">
            <text:p>1.578484</text:p>
          </table:table-cell>
          <table:table-cell office:value-type="float" office:value="1.95177225" calcext:value-type="float">
            <text:p>1.95177225</text:p>
          </table:table-cell>
          <table:table-cell office:value-type="float" office:value="-0.373288249999999" calcext:value-type="float">
            <text:p>-0.373288249999999</text:p>
          </table:table-cell>
          <table:table-cell office:value-type="float" office:value="0.373288249999999" calcext:value-type="float">
            <text:p>0.373288249999999</text:p>
          </table:table-cell>
          <table:table-cell office:value-type="float" office:value="-0.9815632" calcext:value-type="float">
            <text:p>-0.98156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5969208" calcext:value-type="float">
            <text:p>0.5969208</text:p>
          </table:table-cell>
          <table:table-cell office:value-type="float" office:value="1.95177225" calcext:value-type="float">
            <text:p>1.95177225</text:p>
          </table:table-cell>
          <table:table-cell office:value-type="float" office:value="0.4075" calcext:value-type="float">
            <text:p>0.40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586875" calcext:value-type="float">
            <text:p>1.5586875</text:p>
          </table:table-cell>
          <table:table-cell office:value-type="float" office:value="1.924696" calcext:value-type="float">
            <text:p>1.924696</text:p>
          </table:table-cell>
          <table:table-cell office:value-type="float" office:value="-0.366008500000001" calcext:value-type="float">
            <text:p>-0.366008500000001</text:p>
          </table:table-cell>
          <table:table-cell office:value-type="float" office:value="0.366008500000001" calcext:value-type="float">
            <text:p>0.366008500000001</text:p>
          </table:table-cell>
          <table:table-cell office:value-type="float" office:value="-0.9086948" calcext:value-type="float">
            <text:p>-0.90869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6499927" calcext:value-type="float">
            <text:p>0.6499927</text:p>
          </table:table-cell>
          <table:table-cell office:value-type="float" office:value="1.924696" calcext:value-type="float">
            <text:p>1.924696</text:p>
          </table:table-cell>
          <table:table-cell office:value-type="float" office:value="0.4325" calcext:value-type="float">
            <text:p>0.4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6312995" calcext:value-type="float">
            <text:p>1.6312995</text:p>
          </table:table-cell>
          <table:table-cell office:value-type="float" office:value="1.9903965" calcext:value-type="float">
            <text:p>1.9903965</text:p>
          </table:table-cell>
          <table:table-cell office:value-type="float" office:value="-0.359097" calcext:value-type="float">
            <text:p>-0.359097</text:p>
          </table:table-cell>
          <table:table-cell office:value-type="float" office:value="0.359097" calcext:value-type="float">
            <text:p>0.359097</text:p>
          </table:table-cell>
          <table:table-cell office:value-type="float" office:value="-0.8617322" calcext:value-type="float">
            <text:p>-0.86173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695673" calcext:value-type="float">
            <text:p>0.7695673</text:p>
          </table:table-cell>
          <table:table-cell office:value-type="float" office:value="1.9903965" calcext:value-type="float">
            <text:p>1.9903965</text:p>
          </table:table-cell>
          <table:table-cell office:value-type="float" office:value="0.385" calcext:value-type="float">
            <text:p>0.38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748809" calcext:value-type="float">
            <text:p>1.748809</text:p>
          </table:table-cell>
          <table:table-cell office:value-type="float" office:value="2.12538425" calcext:value-type="float">
            <text:p>2.12538425</text:p>
          </table:table-cell>
          <table:table-cell office:value-type="float" office:value="-0.376575249999999" calcext:value-type="float">
            <text:p>-0.376575249999999</text:p>
          </table:table-cell>
          <table:table-cell office:value-type="float" office:value="0.376575249999999" calcext:value-type="float">
            <text:p>0.376575249999999</text:p>
          </table:table-cell>
          <table:table-cell office:value-type="float" office:value="-0.7681057" calcext:value-type="float">
            <text:p>-0.76810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807033" calcext:value-type="float">
            <text:p>0.9807033</text:p>
          </table:table-cell>
          <table:table-cell office:value-type="float" office:value="2.12538425" calcext:value-type="float">
            <text:p>2.12538425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1.8807035" calcext:value-type="float">
            <text:p>1.8807035</text:p>
          </table:table-cell>
          <table:table-cell office:value-type="float" office:value="2.26320325" calcext:value-type="float">
            <text:p>2.26320325</text:p>
          </table:table-cell>
          <table:table-cell office:value-type="float" office:value="-0.382499749999998" calcext:value-type="float">
            <text:p>-0.382499749999998</text:p>
          </table:table-cell>
          <table:table-cell office:value-type="float" office:value="0.382499749999998" calcext:value-type="float">
            <text:p>0.382499749999998</text:p>
          </table:table-cell>
          <table:table-cell office:value-type="float" office:value="-0.5945656" calcext:value-type="float">
            <text:p>-0.59456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861379" calcext:value-type="float">
            <text:p>1.2861379</text:p>
          </table:table-cell>
          <table:table-cell office:value-type="float" office:value="2.26320325" calcext:value-type="float">
            <text:p>2.26320325</text:p>
          </table:table-cell>
          <table:table-cell office:value-type="float" office:value="0.3075" calcext:value-type="float">
            <text:p>0.30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09021075" calcext:value-type="float">
            <text:p>2.09021075</text:p>
          </table:table-cell>
          <table:table-cell office:value-type="float" office:value="2.509954" calcext:value-type="float">
            <text:p>2.509954</text:p>
          </table:table-cell>
          <table:table-cell office:value-type="float" office:value="-0.41974325" calcext:value-type="float">
            <text:p>-0.41974325</text:p>
          </table:table-cell>
          <table:table-cell office:value-type="float" office:value="0.41974325" calcext:value-type="float">
            <text:p>0.41974325</text:p>
          </table:table-cell>
          <table:table-cell office:value-type="float" office:value="-0.4691633" calcext:value-type="float">
            <text:p>-0.46916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2104745" calcext:value-type="float">
            <text:p>1.62104745</text:p>
          </table:table-cell>
          <table:table-cell office:value-type="float" office:value="2.509954" calcext:value-type="float">
            <text:p>2.509954</text:p>
          </table:table-cell>
          <table:table-cell office:value-type="float" office:value="0.3125" calcext:value-type="float">
            <text:p>0.31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25356425" calcext:value-type="float">
            <text:p>2.25356425</text:p>
          </table:table-cell>
          <table:table-cell office:value-type="float" office:value="2.6986765" calcext:value-type="float">
            <text:p>2.6986765</text:p>
          </table:table-cell>
          <table:table-cell office:value-type="float" office:value="-0.445112250000002" calcext:value-type="float">
            <text:p>-0.445112250000002</text:p>
          </table:table-cell>
          <table:table-cell office:value-type="float" office:value="0.445112250000002" calcext:value-type="float">
            <text:p>0.445112250000002</text:p>
          </table:table-cell>
          <table:table-cell office:value-type="float" office:value="-0.4593345" calcext:value-type="float">
            <text:p>-0.45933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9422975" calcext:value-type="float">
            <text:p>1.79422975</text:p>
          </table:table-cell>
          <table:table-cell office:value-type="float" office:value="2.6986765" calcext:value-type="float">
            <text:p>2.6986765</text:p>
          </table:table-cell>
          <table:table-cell office:value-type="float" office:value="0.3275" calcext:value-type="float">
            <text:p>0.32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41035825" calcext:value-type="float">
            <text:p>2.41035825</text:p>
          </table:table-cell>
          <table:table-cell office:value-type="float" office:value="2.96158225" calcext:value-type="float">
            <text:p>2.96158225</text:p>
          </table:table-cell>
          <table:table-cell office:value-type="float" office:value="-0.551223999999999" calcext:value-type="float">
            <text:p>-0.551223999999999</text:p>
          </table:table-cell>
          <table:table-cell office:value-type="float" office:value="0.551223999999999" calcext:value-type="float">
            <text:p>0.551223999999999</text:p>
          </table:table-cell>
          <table:table-cell office:value-type="float" office:value="-0.6133745" calcext:value-type="float">
            <text:p>-0.61337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9698375" calcext:value-type="float">
            <text:p>1.79698375</text:p>
          </table:table-cell>
          <table:table-cell office:value-type="float" office:value="2.96158225" calcext:value-type="float">
            <text:p>2.96158225</text:p>
          </table:table-cell>
          <table:table-cell office:value-type="float" office:value="0.37" calcext:value-type="float">
            <text:p>0.37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373754" calcext:value-type="float">
            <text:p>2.373754</text:p>
          </table:table-cell>
          <table:table-cell office:value-type="float" office:value="2.87558975" calcext:value-type="float">
            <text:p>2.87558975</text:p>
          </table:table-cell>
          <table:table-cell office:value-type="float" office:value="-0.501835750000001" calcext:value-type="float">
            <text:p>-0.501835750000001</text:p>
          </table:table-cell>
          <table:table-cell office:value-type="float" office:value="0.501835750000001" calcext:value-type="float">
            <text:p>0.501835750000001</text:p>
          </table:table-cell>
          <table:table-cell office:value-type="float" office:value="-0.5153981" calcext:value-type="float">
            <text:p>-0.51539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583559" calcext:value-type="float">
            <text:p>1.8583559</text:p>
          </table:table-cell>
          <table:table-cell office:value-type="float" office:value="2.87558975" calcext:value-type="float">
            <text:p>2.87558975</text:p>
          </table:table-cell>
          <table:table-cell office:value-type="float" office:value="0.3475" calcext:value-type="float">
            <text:p>0.3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40624825" calcext:value-type="float">
            <text:p>2.40624825</text:p>
          </table:table-cell>
          <table:table-cell office:value-type="float" office:value="2.91838725" calcext:value-type="float">
            <text:p>2.91838725</text:p>
          </table:table-cell>
          <table:table-cell office:value-type="float" office:value="-0.512138999999997" calcext:value-type="float">
            <text:p>-0.512138999999997</text:p>
          </table:table-cell>
          <table:table-cell office:value-type="float" office:value="0.512138999999997" calcext:value-type="float">
            <text:p>0.512138999999997</text:p>
          </table:table-cell>
          <table:table-cell office:value-type="float" office:value="-0.6328318" calcext:value-type="float">
            <text:p>-0.63283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7341645" calcext:value-type="float">
            <text:p>1.77341645</text:p>
          </table:table-cell>
          <table:table-cell office:value-type="float" office:value="2.91838725" calcext:value-type="float">
            <text:p>2.91838725</text:p>
          </table:table-cell>
          <table:table-cell office:value-type="float" office:value="0.3525" calcext:value-type="float">
            <text:p>0.35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34850725" calcext:value-type="float">
            <text:p>2.34850725</text:p>
          </table:table-cell>
          <table:table-cell office:value-type="float" office:value="2.8362725" calcext:value-type="float">
            <text:p>2.8362725</text:p>
          </table:table-cell>
          <table:table-cell office:value-type="float" office:value="-0.487765250000001" calcext:value-type="float">
            <text:p>-0.487765250000001</text:p>
          </table:table-cell>
          <table:table-cell office:value-type="float" office:value="0.487765250000001" calcext:value-type="float">
            <text:p>0.487765250000001</text:p>
          </table:table-cell>
          <table:table-cell office:value-type="float" office:value="-0.6399202" calcext:value-type="float">
            <text:p>-0.63992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0858705" calcext:value-type="float">
            <text:p>1.70858705</text:p>
          </table:table-cell>
          <table:table-cell office:value-type="float" office:value="2.8362725" calcext:value-type="float">
            <text:p>2.8362725</text:p>
          </table:table-cell>
          <table:table-cell office:value-type="float" office:value="0.3325" calcext:value-type="float">
            <text:p>0.3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3999455" calcext:value-type="float">
            <text:p>2.3999455</text:p>
          </table:table-cell>
          <table:table-cell office:value-type="float" office:value="2.894631" calcext:value-type="float">
            <text:p>2.894631</text:p>
          </table:table-cell>
          <table:table-cell office:value-type="float" office:value="-0.4946855" calcext:value-type="float">
            <text:p>-0.4946855</text:p>
          </table:table-cell>
          <table:table-cell office:value-type="float" office:value="0.4946855" calcext:value-type="float">
            <text:p>0.4946855</text:p>
          </table:table-cell>
          <table:table-cell office:value-type="float" office:value="-0.5560702" calcext:value-type="float">
            <text:p>-0.55607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438753" calcext:value-type="float">
            <text:p>1.8438753</text:p>
          </table:table-cell>
          <table:table-cell office:value-type="float" office:value="2.894631" calcext:value-type="float">
            <text:p>2.894631</text:p>
          </table:table-cell>
          <table:table-cell office:value-type="float" office:value="0.3" calcext:value-type="float">
            <text:p>0.3</text:p>
          </table:table-cell>
          <table:table-cell office:value-type="float" office:value="6.114915E-016" calcext:value-type="float">
            <text:p>6.114915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3119975" calcext:value-type="float">
            <text:p>2.3119975</text:p>
          </table:table-cell>
          <table:table-cell office:value-type="float" office:value="2.819593" calcext:value-type="float">
            <text:p>2.819593</text:p>
          </table:table-cell>
          <table:table-cell office:value-type="float" office:value="-0.507595499999999" calcext:value-type="float">
            <text:p>-0.507595499999999</text:p>
          </table:table-cell>
          <table:table-cell office:value-type="float" office:value="0.507595499999999" calcext:value-type="float">
            <text:p>0.507595499999999</text:p>
          </table:table-cell>
          <table:table-cell office:value-type="float" office:value="-0.7532365" calcext:value-type="float">
            <text:p>-0.75323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58761" calcext:value-type="float">
            <text:p>1.558761</text:p>
          </table:table-cell>
          <table:table-cell office:value-type="float" office:value="2.819593" calcext:value-type="float">
            <text:p>2.819593</text:p>
          </table:table-cell>
          <table:table-cell office:value-type="float" office:value="0.375" calcext:value-type="float">
            <text:p>0.3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52355225" calcext:value-type="float">
            <text:p>2.52355225</text:p>
          </table:table-cell>
          <table:table-cell office:value-type="float" office:value="3.06202425" calcext:value-type="float">
            <text:p>3.06202425</text:p>
          </table:table-cell>
          <table:table-cell office:value-type="float" office:value="-0.538472000000003" calcext:value-type="float">
            <text:p>-0.538472000000003</text:p>
          </table:table-cell>
          <table:table-cell office:value-type="float" office:value="0.538472000000003" calcext:value-type="float">
            <text:p>0.538472000000003</text:p>
          </table:table-cell>
          <table:table-cell office:value-type="float" office:value="-0.6100182" calcext:value-type="float">
            <text:p>-0.61001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91353405" calcext:value-type="float">
            <text:p>1.91353405</text:p>
          </table:table-cell>
          <table:table-cell office:value-type="float" office:value="3.06202425" calcext:value-type="float">
            <text:p>3.06202425</text:p>
          </table:table-cell>
          <table:table-cell office:value-type="float" office:value="0.3675" calcext:value-type="float">
            <text:p>0.36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577983" calcext:value-type="float">
            <text:p>2.577983</text:p>
          </table:table-cell>
          <table:table-cell office:value-type="float" office:value="3.04932" calcext:value-type="float">
            <text:p>3.04932</text:p>
          </table:table-cell>
          <table:table-cell office:value-type="float" office:value="-0.471337" calcext:value-type="float">
            <text:p>-0.471337</text:p>
          </table:table-cell>
          <table:table-cell office:value-type="float" office:value="0.471337" calcext:value-type="float">
            <text:p>0.471337</text:p>
          </table:table-cell>
          <table:table-cell office:value-type="float" office:value="-0.4977016" calcext:value-type="float">
            <text:p>-0.49770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802814" calcext:value-type="float">
            <text:p>2.0802814</text:p>
          </table:table-cell>
          <table:table-cell office:value-type="float" office:value="3.04932" calcext:value-type="float">
            <text:p>3.04932</text:p>
          </table:table-cell>
          <table:table-cell office:value-type="float" office:value="0.315" calcext:value-type="float">
            <text:p>0.31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411372" calcext:value-type="float">
            <text:p>2.411372</text:p>
          </table:table-cell>
          <table:table-cell office:value-type="float" office:value="2.86173575" calcext:value-type="float">
            <text:p>2.86173575</text:p>
          </table:table-cell>
          <table:table-cell office:value-type="float" office:value="-0.450363750000002" calcext:value-type="float">
            <text:p>-0.450363750000002</text:p>
          </table:table-cell>
          <table:table-cell office:value-type="float" office:value="0.450363750000002" calcext:value-type="float">
            <text:p>0.450363750000002</text:p>
          </table:table-cell>
          <table:table-cell office:value-type="float" office:value="-0.7691271" calcext:value-type="float">
            <text:p>-0.76912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422449" calcext:value-type="float">
            <text:p>1.6422449</text:p>
          </table:table-cell>
          <table:table-cell office:value-type="float" office:value="2.86173575" calcext:value-type="float">
            <text:p>2.86173575</text:p>
          </table:table-cell>
          <table:table-cell office:value-type="float" office:value="0.34" calcext:value-type="float">
            <text:p>0.3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4326145" calcext:value-type="float">
            <text:p>2.4326145</text:p>
          </table:table-cell>
          <table:table-cell office:value-type="float" office:value="2.992314" calcext:value-type="float">
            <text:p>2.992314</text:p>
          </table:table-cell>
          <table:table-cell office:value-type="float" office:value="-0.5596995" calcext:value-type="float">
            <text:p>-0.5596995</text:p>
          </table:table-cell>
          <table:table-cell office:value-type="float" office:value="0.5596995" calcext:value-type="float">
            <text:p>0.5596995</text:p>
          </table:table-cell>
          <table:table-cell office:value-type="float" office:value="-0.9112059" calcext:value-type="float">
            <text:p>-0.91120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214086" calcext:value-type="float">
            <text:p>1.5214086</text:p>
          </table:table-cell>
          <table:table-cell office:value-type="float" office:value="2.992314" calcext:value-type="float">
            <text:p>2.992314</text:p>
          </table:table-cell>
          <table:table-cell office:value-type="float" office:value="0.42" calcext:value-type="float">
            <text:p>0.42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6633575" calcext:value-type="float">
            <text:p>2.6633575</text:p>
          </table:table-cell>
          <table:table-cell office:value-type="float" office:value="3.23007125" calcext:value-type="float">
            <text:p>3.23007125</text:p>
          </table:table-cell>
          <table:table-cell office:value-type="float" office:value="-0.566713749999995" calcext:value-type="float">
            <text:p>-0.566713749999995</text:p>
          </table:table-cell>
          <table:table-cell office:value-type="float" office:value="0.566713749999995" calcext:value-type="float">
            <text:p>0.566713749999995</text:p>
          </table:table-cell>
          <table:table-cell office:value-type="float" office:value="-0.8188569" calcext:value-type="float">
            <text:p>-0.81885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445006" calcext:value-type="float">
            <text:p>1.8445006</text:p>
          </table:table-cell>
          <table:table-cell office:value-type="float" office:value="3.23007125" calcext:value-type="float">
            <text:p>3.23007125</text:p>
          </table:table-cell>
          <table:table-cell office:value-type="float" office:value="0.4" calcext:value-type="float">
            <text:p>0.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665746" calcext:value-type="float">
            <text:p>2.665746</text:p>
          </table:table-cell>
          <table:table-cell office:value-type="float" office:value="3.15143925" calcext:value-type="float">
            <text:p>3.15143925</text:p>
          </table:table-cell>
          <table:table-cell office:value-type="float" office:value="-0.485693250000001" calcext:value-type="float">
            <text:p>-0.485693250000001</text:p>
          </table:table-cell>
          <table:table-cell office:value-type="float" office:value="0.485693250000001" calcext:value-type="float">
            <text:p>0.485693250000001</text:p>
          </table:table-cell>
          <table:table-cell office:value-type="float" office:value="-0.6842797" calcext:value-type="float">
            <text:p>-0.68427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9814663" calcext:value-type="float">
            <text:p>1.9814663</text:p>
          </table:table-cell>
          <table:table-cell office:value-type="float" office:value="3.15143925" calcext:value-type="float">
            <text:p>3.15143925</text:p>
          </table:table-cell>
          <table:table-cell office:value-type="float" office:value="0.325" calcext:value-type="float">
            <text:p>0.3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2.45574675" calcext:value-type="float">
            <text:p>2.45574675</text:p>
          </table:table-cell>
          <table:table-cell office:value-type="float" office:value="2.9166195" calcext:value-type="float">
            <text:p>2.9166195</text:p>
          </table:table-cell>
          <table:table-cell office:value-type="float" office:value="-0.460872750000001" calcext:value-type="float">
            <text:p>-0.460872750000001</text:p>
          </table:table-cell>
          <table:table-cell office:value-type="float" office:value="0.460872750000001" calcext:value-type="float">
            <text:p>0.460872750000001</text:p>
          </table:table-cell>
          <table:table-cell office:value-type="float" office:value="-0.6205514" calcext:value-type="float">
            <text:p>-0.62055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3519535" calcext:value-type="float">
            <text:p>1.83519535</text:p>
          </table:table-cell>
          <table:table-cell office:value-type="float" office:value="2.9166195" calcext:value-type="float">
            <text:p>2.9166195</text:p>
          </table:table-cell>
          <table:table-cell office:value-type="float" office:value="0.3525" calcext:value-type="float">
            <text:p>0.35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4884475" calcext:value-type="float">
            <text:p>2.4884475</text:p>
          </table:table-cell>
          <table:table-cell office:value-type="float" office:value="3.0201365" calcext:value-type="float">
            <text:p>3.0201365</text:p>
          </table:table-cell>
          <table:table-cell office:value-type="float" office:value="-0.531688999999997" calcext:value-type="float">
            <text:p>-0.531688999999997</text:p>
          </table:table-cell>
          <table:table-cell office:value-type="float" office:value="0.531688999999997" calcext:value-type="float">
            <text:p>0.531688999999997</text:p>
          </table:table-cell>
          <table:table-cell office:value-type="float" office:value="-0.9525707" calcext:value-type="float">
            <text:p>-0.95257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358768" calcext:value-type="float">
            <text:p>1.5358768</text:p>
          </table:table-cell>
          <table:table-cell office:value-type="float" office:value="3.0201365" calcext:value-type="float">
            <text:p>3.0201365</text:p>
          </table:table-cell>
          <table:table-cell office:value-type="float" office:value="0.395" calcext:value-type="float">
            <text:p>0.39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45392975" calcext:value-type="float">
            <text:p>2.45392975</text:p>
          </table:table-cell>
          <table:table-cell office:value-type="float" office:value="2.991083" calcext:value-type="float">
            <text:p>2.991083</text:p>
          </table:table-cell>
          <table:table-cell office:value-type="float" office:value="-0.537153249999997" calcext:value-type="float">
            <text:p>-0.537153249999997</text:p>
          </table:table-cell>
          <table:table-cell office:value-type="float" office:value="0.537153249999997" calcext:value-type="float">
            <text:p>0.537153249999997</text:p>
          </table:table-cell>
          <table:table-cell office:value-type="float" office:value="-0.826927" calcext:value-type="float">
            <text:p>-0.8269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2700275" calcext:value-type="float">
            <text:p>1.62700275</text:p>
          </table:table-cell>
          <table:table-cell office:value-type="float" office:value="2.991083" calcext:value-type="float">
            <text:p>2.991083</text:p>
          </table:table-cell>
          <table:table-cell office:value-type="float" office:value="0.395" calcext:value-type="float">
            <text:p>0.39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1983055" calcext:value-type="float">
            <text:p>2.1983055</text:p>
          </table:table-cell>
          <table:table-cell office:value-type="float" office:value="2.6856885" calcext:value-type="float">
            <text:p>2.6856885</text:p>
          </table:table-cell>
          <table:table-cell office:value-type="float" office:value="-0.487382999999995" calcext:value-type="float">
            <text:p>-0.487382999999995</text:p>
          </table:table-cell>
          <table:table-cell office:value-type="float" office:value="0.487382999999995" calcext:value-type="float">
            <text:p>0.487382999999995</text:p>
          </table:table-cell>
          <table:table-cell office:value-type="float" office:value="-0.7612686" calcext:value-type="float">
            <text:p>-0.76126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370369" calcext:value-type="float">
            <text:p>1.4370369</text:p>
          </table:table-cell>
          <table:table-cell office:value-type="float" office:value="2.6856885" calcext:value-type="float">
            <text:p>2.6856885</text:p>
          </table:table-cell>
          <table:table-cell office:value-type="float" office:value="0.3975" calcext:value-type="float">
            <text:p>0.3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19394725" calcext:value-type="float">
            <text:p>2.19394725</text:p>
          </table:table-cell>
          <table:table-cell office:value-type="float" office:value="2.716225" calcext:value-type="float">
            <text:p>2.716225</text:p>
          </table:table-cell>
          <table:table-cell office:value-type="float" office:value="-0.522277749999998" calcext:value-type="float">
            <text:p>-0.522277749999998</text:p>
          </table:table-cell>
          <table:table-cell office:value-type="float" office:value="0.522277749999998" calcext:value-type="float">
            <text:p>0.522277749999998</text:p>
          </table:table-cell>
          <table:table-cell office:value-type="float" office:value="-0.9786655" calcext:value-type="float">
            <text:p>-0.97866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1528175" calcext:value-type="float">
            <text:p>1.21528175</text:p>
          </table:table-cell>
          <table:table-cell office:value-type="float" office:value="2.716225" calcext:value-type="float">
            <text:p>2.716225</text:p>
          </table:table-cell>
          <table:table-cell office:value-type="float" office:value="0.425" calcext:value-type="float">
            <text:p>0.4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076677" calcext:value-type="float">
            <text:p>2.076677</text:p>
          </table:table-cell>
          <table:table-cell office:value-type="float" office:value="2.65984075" calcext:value-type="float">
            <text:p>2.65984075</text:p>
          </table:table-cell>
          <table:table-cell office:value-type="float" office:value="-0.583163750000002" calcext:value-type="float">
            <text:p>-0.583163750000002</text:p>
          </table:table-cell>
          <table:table-cell office:value-type="float" office:value="0.583163750000002" calcext:value-type="float">
            <text:p>0.583163750000002</text:p>
          </table:table-cell>
          <table:table-cell office:value-type="float" office:value="-1.158866" calcext:value-type="float">
            <text:p>-1.1588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17811" calcext:value-type="float">
            <text:p>0.917811</text:p>
          </table:table-cell>
          <table:table-cell office:value-type="float" office:value="2.65984075" calcext:value-type="float">
            <text:p>2.65984075</text:p>
          </table:table-cell>
          <table:table-cell office:value-type="float" office:value="0.4975" calcext:value-type="float">
            <text:p>0.4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17079" calcext:value-type="float">
            <text:p>2.17079</text:p>
          </table:table-cell>
          <table:table-cell office:value-type="float" office:value="2.8751205" calcext:value-type="float">
            <text:p>2.8751205</text:p>
          </table:table-cell>
          <table:table-cell office:value-type="float" office:value="-0.704330500000001" calcext:value-type="float">
            <text:p>-0.704330500000001</text:p>
          </table:table-cell>
          <table:table-cell office:value-type="float" office:value="0.704330500000001" calcext:value-type="float">
            <text:p>0.704330500000001</text:p>
          </table:table-cell>
          <table:table-cell office:value-type="float" office:value="-1.331104" calcext:value-type="float">
            <text:p>-1.3311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839686" calcext:value-type="float">
            <text:p>0.839686</text:p>
          </table:table-cell>
          <table:table-cell office:value-type="float" office:value="2.8751205" calcext:value-type="float">
            <text:p>2.8751205</text:p>
          </table:table-cell>
          <table:table-cell office:value-type="float" office:value="0.5175" calcext:value-type="float">
            <text:p>0.51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5280825" calcext:value-type="float">
            <text:p>2.15280825</text:p>
          </table:table-cell>
          <table:table-cell office:value-type="float" office:value="2.97681675" calcext:value-type="float">
            <text:p>2.97681675</text:p>
          </table:table-cell>
          <table:table-cell office:value-type="float" office:value="-0.824008500000003" calcext:value-type="float">
            <text:p>-0.824008500000003</text:p>
          </table:table-cell>
          <table:table-cell office:value-type="float" office:value="0.824008500000003" calcext:value-type="float">
            <text:p>0.824008500000003</text:p>
          </table:table-cell>
          <table:table-cell office:value-type="float" office:value="-1.819004" calcext:value-type="float">
            <text:p>-1.8190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33380425" calcext:value-type="float">
            <text:p>0.33380425</text:p>
          </table:table-cell>
          <table:table-cell office:value-type="float" office:value="2.97681675" calcext:value-type="float">
            <text:p>2.97681675</text:p>
          </table:table-cell>
          <table:table-cell office:value-type="float" office:value="0.5775" calcext:value-type="float">
            <text:p>0.57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22107075" calcext:value-type="float">
            <text:p>2.22107075</text:p>
          </table:table-cell>
          <table:table-cell office:value-type="float" office:value="3.13039825" calcext:value-type="float">
            <text:p>3.13039825</text:p>
          </table:table-cell>
          <table:table-cell office:value-type="float" office:value="-0.909327500000001" calcext:value-type="float">
            <text:p>-0.909327500000001</text:p>
          </table:table-cell>
          <table:table-cell office:value-type="float" office:value="0.909327500000001" calcext:value-type="float">
            <text:p>0.909327500000001</text:p>
          </table:table-cell>
          <table:table-cell office:value-type="float" office:value="-2.335103" calcext:value-type="float">
            <text:p>-2.3351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11403225" calcext:value-type="float">
            <text:p>-0.11403225</text:p>
          </table:table-cell>
          <table:table-cell office:value-type="float" office:value="3.13039825" calcext:value-type="float">
            <text:p>3.13039825</text:p>
          </table:table-cell>
          <table:table-cell office:value-type="float" office:value="0.61" calcext:value-type="float">
            <text:p>0.61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3040035" calcext:value-type="float">
            <text:p>2.3040035</text:p>
          </table:table-cell>
          <table:table-cell office:value-type="float" office:value="3.38754225" calcext:value-type="float">
            <text:p>3.38754225</text:p>
          </table:table-cell>
          <table:table-cell office:value-type="float" office:value="-1.08353875" calcext:value-type="float">
            <text:p>-1.08353875</text:p>
          </table:table-cell>
          <table:table-cell office:value-type="float" office:value="1.08353875" calcext:value-type="float">
            <text:p>1.08353875</text:p>
          </table:table-cell>
          <table:table-cell office:value-type="float" office:value="-3.019093" calcext:value-type="float">
            <text:p>-3.0190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7150895" calcext:value-type="float">
            <text:p>-0.7150895</text:p>
          </table:table-cell>
          <table:table-cell office:value-type="float" office:value="3.38754225" calcext:value-type="float">
            <text:p>3.38754225</text:p>
          </table:table-cell>
          <table:table-cell office:value-type="float" office:value="0.6825" calcext:value-type="float">
            <text:p>0.68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7829425" calcext:value-type="float">
            <text:p>2.07829425</text:p>
          </table:table-cell>
          <table:table-cell office:value-type="float" office:value="3.11657875" calcext:value-type="float">
            <text:p>3.11657875</text:p>
          </table:table-cell>
          <table:table-cell office:value-type="float" office:value="-1.0382845" calcext:value-type="float">
            <text:p>-1.0382845</text:p>
          </table:table-cell>
          <table:table-cell office:value-type="float" office:value="1.0382845" calcext:value-type="float">
            <text:p>1.0382845</text:p>
          </table:table-cell>
          <table:table-cell office:value-type="float" office:value="-3.086228" calcext:value-type="float">
            <text:p>-3.0862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1.00793375" calcext:value-type="float">
            <text:p>-1.00793375</text:p>
          </table:table-cell>
          <table:table-cell office:value-type="float" office:value="3.11657875" calcext:value-type="float">
            <text:p>3.11657875</text:p>
          </table:table-cell>
          <table:table-cell office:value-type="float" office:value="0.69" calcext:value-type="float">
            <text:p>0.69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943627" calcext:value-type="float">
            <text:p>1.943627</text:p>
          </table:table-cell>
          <table:table-cell office:value-type="float" office:value="2.77399725" calcext:value-type="float">
            <text:p>2.77399725</text:p>
          </table:table-cell>
          <table:table-cell office:value-type="float" office:value="-0.830370249999995" calcext:value-type="float">
            <text:p>-0.830370249999995</text:p>
          </table:table-cell>
          <table:table-cell office:value-type="float" office:value="0.830370249999995" calcext:value-type="float">
            <text:p>0.830370249999995</text:p>
          </table:table-cell>
          <table:table-cell office:value-type="float" office:value="-2.329317" calcext:value-type="float">
            <text:p>-2.3293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38569" calcext:value-type="float">
            <text:p>-0.38569</text:p>
          </table:table-cell>
          <table:table-cell office:value-type="float" office:value="2.77399725" calcext:value-type="float">
            <text:p>2.77399725</text:p>
          </table:table-cell>
          <table:table-cell office:value-type="float" office:value="0.635" calcext:value-type="float">
            <text:p>0.6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95374225" calcext:value-type="float">
            <text:p>1.95374225</text:p>
          </table:table-cell>
          <table:table-cell office:value-type="float" office:value="2.7062695" calcext:value-type="float">
            <text:p>2.7062695</text:p>
          </table:table-cell>
          <table:table-cell office:value-type="float" office:value="-0.752527250000002" calcext:value-type="float">
            <text:p>-0.752527250000002</text:p>
          </table:table-cell>
          <table:table-cell office:value-type="float" office:value="0.752527250000002" calcext:value-type="float">
            <text:p>0.752527250000002</text:p>
          </table:table-cell>
          <table:table-cell office:value-type="float" office:value="-2.015317" calcext:value-type="float">
            <text:p>-2.0153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-0.06157475" calcext:value-type="float">
            <text:p>-0.06157475</text:p>
          </table:table-cell>
          <table:table-cell office:value-type="float" office:value="2.7062695" calcext:value-type="float">
            <text:p>2.7062695</text:p>
          </table:table-cell>
          <table:table-cell office:value-type="float" office:value="0.5975" calcext:value-type="float">
            <text:p>0.5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72828" calcext:value-type="float">
            <text:p>1.872828</text:p>
          </table:table-cell>
          <table:table-cell office:value-type="float" office:value="2.50627525" calcext:value-type="float">
            <text:p>2.50627525</text:p>
          </table:table-cell>
          <table:table-cell office:value-type="float" office:value="-0.633447250000003" calcext:value-type="float">
            <text:p>-0.633447250000003</text:p>
          </table:table-cell>
          <table:table-cell office:value-type="float" office:value="0.633447250000003" calcext:value-type="float">
            <text:p>0.633447250000003</text:p>
          </table:table-cell>
          <table:table-cell office:value-type="float" office:value="-1.499654" calcext:value-type="float">
            <text:p>-1.4996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373174" calcext:value-type="float">
            <text:p>0.373174</text:p>
          </table:table-cell>
          <table:table-cell office:value-type="float" office:value="2.50627525" calcext:value-type="float">
            <text:p>2.50627525</text:p>
          </table:table-cell>
          <table:table-cell office:value-type="float" office:value="0.545" calcext:value-type="float">
            <text:p>0.54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875411" calcext:value-type="float">
            <text:p>1.875411</text:p>
          </table:table-cell>
          <table:table-cell office:value-type="float" office:value="2.3825605" calcext:value-type="float">
            <text:p>2.3825605</text:p>
          </table:table-cell>
          <table:table-cell office:value-type="float" office:value="-0.507149500000001" calcext:value-type="float">
            <text:p>-0.507149500000001</text:p>
          </table:table-cell>
          <table:table-cell office:value-type="float" office:value="0.507149500000001" calcext:value-type="float">
            <text:p>0.507149500000001</text:p>
          </table:table-cell>
          <table:table-cell office:value-type="float" office:value="-0.9237293" calcext:value-type="float">
            <text:p>-0.92372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516817" calcext:value-type="float">
            <text:p>0.9516817</text:p>
          </table:table-cell>
          <table:table-cell office:value-type="float" office:value="2.3825605" calcext:value-type="float">
            <text:p>2.3825605</text:p>
          </table:table-cell>
          <table:table-cell office:value-type="float" office:value="0.4475" calcext:value-type="float">
            <text:p>0.4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8053475" calcext:value-type="float">
            <text:p>1.88053475</text:p>
          </table:table-cell>
          <table:table-cell office:value-type="float" office:value="2.36929125" calcext:value-type="float">
            <text:p>2.36929125</text:p>
          </table:table-cell>
          <table:table-cell office:value-type="float" office:value="-0.488756499999999" calcext:value-type="float">
            <text:p>-0.488756499999999</text:p>
          </table:table-cell>
          <table:table-cell office:value-type="float" office:value="0.488756499999999" calcext:value-type="float">
            <text:p>0.488756499999999</text:p>
          </table:table-cell>
          <table:table-cell office:value-type="float" office:value="-0.9733575" calcext:value-type="float">
            <text:p>-0.97335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0717725" calcext:value-type="float">
            <text:p>0.90717725</text:p>
          </table:table-cell>
          <table:table-cell office:value-type="float" office:value="2.36929125" calcext:value-type="float">
            <text:p>2.36929125</text:p>
          </table:table-cell>
          <table:table-cell office:value-type="float" office:value="0.4625" calcext:value-type="float">
            <text:p>0.46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887077" calcext:value-type="float">
            <text:p>1.887077</text:p>
          </table:table-cell>
          <table:table-cell office:value-type="float" office:value="2.29910575" calcext:value-type="float">
            <text:p>2.29910575</text:p>
          </table:table-cell>
          <table:table-cell office:value-type="float" office:value="-0.41202875" calcext:value-type="float">
            <text:p>-0.41202875</text:p>
          </table:table-cell>
          <table:table-cell office:value-type="float" office:value="0.41202875" calcext:value-type="float">
            <text:p>0.41202875</text:p>
          </table:table-cell>
          <table:table-cell office:value-type="float" office:value="-0.8722654" calcext:value-type="float">
            <text:p>-0.87226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148116" calcext:value-type="float">
            <text:p>1.0148116</text:p>
          </table:table-cell>
          <table:table-cell office:value-type="float" office:value="2.29910575" calcext:value-type="float">
            <text:p>2.29910575</text:p>
          </table:table-cell>
          <table:table-cell office:value-type="float" office:value="0.37" calcext:value-type="float">
            <text:p>0.37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99879875" calcext:value-type="float">
            <text:p>1.99879875</text:p>
          </table:table-cell>
          <table:table-cell office:value-type="float" office:value="2.455554" calcext:value-type="float">
            <text:p>2.455554</text:p>
          </table:table-cell>
          <table:table-cell office:value-type="float" office:value="-0.45675525" calcext:value-type="float">
            <text:p>-0.45675525</text:p>
          </table:table-cell>
          <table:table-cell office:value-type="float" office:value="0.45675525" calcext:value-type="float">
            <text:p>0.45675525</text:p>
          </table:table-cell>
          <table:table-cell office:value-type="float" office:value="-0.8249212" calcext:value-type="float">
            <text:p>-0.82492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7387755" calcext:value-type="float">
            <text:p>1.17387755</text:p>
          </table:table-cell>
          <table:table-cell office:value-type="float" office:value="2.455554" calcext:value-type="float">
            <text:p>2.455554</text:p>
          </table:table-cell>
          <table:table-cell office:value-type="float" office:value="0.39" calcext:value-type="float">
            <text:p>0.39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2.053739" calcext:value-type="float">
            <text:p>2.053739</text:p>
          </table:table-cell>
          <table:table-cell office:value-type="float" office:value="2.483212" calcext:value-type="float">
            <text:p>2.483212</text:p>
          </table:table-cell>
          <table:table-cell office:value-type="float" office:value="-0.429472999999998" calcext:value-type="float">
            <text:p>-0.429472999999998</text:p>
          </table:table-cell>
          <table:table-cell office:value-type="float" office:value="0.429472999999998" calcext:value-type="float">
            <text:p>0.429472999999998</text:p>
          </table:table-cell>
          <table:table-cell office:value-type="float" office:value="-0.7633481" calcext:value-type="float">
            <text:p>-0.76334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903909" calcext:value-type="float">
            <text:p>1.2903909</text:p>
          </table:table-cell>
          <table:table-cell office:value-type="float" office:value="2.483212" calcext:value-type="float">
            <text:p>2.483212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2583075" calcext:value-type="float">
            <text:p>2.2583075</text:p>
          </table:table-cell>
          <table:table-cell office:value-type="float" office:value="2.74550425" calcext:value-type="float">
            <text:p>2.74550425</text:p>
          </table:table-cell>
          <table:table-cell office:value-type="float" office:value="-0.487196749999999" calcext:value-type="float">
            <text:p>-0.487196749999999</text:p>
          </table:table-cell>
          <table:table-cell office:value-type="float" office:value="0.487196749999999" calcext:value-type="float">
            <text:p>0.487196749999999</text:p>
          </table:table-cell>
          <table:table-cell office:value-type="float" office:value="-0.7646608" calcext:value-type="float">
            <text:p>-0.76466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936467" calcext:value-type="float">
            <text:p>1.4936467</text:p>
          </table:table-cell>
          <table:table-cell office:value-type="float" office:value="2.74550425" calcext:value-type="float">
            <text:p>2.74550425</text:p>
          </table:table-cell>
          <table:table-cell office:value-type="float" office:value="0.3475" calcext:value-type="float">
            <text:p>0.3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29976375" calcext:value-type="float">
            <text:p>2.29976375</text:p>
          </table:table-cell>
          <table:table-cell office:value-type="float" office:value="2.71151425" calcext:value-type="float">
            <text:p>2.71151425</text:p>
          </table:table-cell>
          <table:table-cell office:value-type="float" office:value="-0.411750500000001" calcext:value-type="float">
            <text:p>-0.411750500000001</text:p>
          </table:table-cell>
          <table:table-cell office:value-type="float" office:value="0.411750500000001" calcext:value-type="float">
            <text:p>0.411750500000001</text:p>
          </table:table-cell>
          <table:table-cell office:value-type="float" office:value="-0.6275721" calcext:value-type="float">
            <text:p>-0.62757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7219165" calcext:value-type="float">
            <text:p>1.67219165</text:p>
          </table:table-cell>
          <table:table-cell office:value-type="float" office:value="2.71151425" calcext:value-type="float">
            <text:p>2.71151425</text:p>
          </table:table-cell>
          <table:table-cell office:value-type="float" office:value="0.3175" calcext:value-type="float">
            <text:p>0.31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13169175" calcext:value-type="float">
            <text:p>2.13169175</text:p>
          </table:table-cell>
          <table:table-cell office:value-type="float" office:value="2.52020175" calcext:value-type="float">
            <text:p>2.52020175</text:p>
          </table:table-cell>
          <table:table-cell office:value-type="float" office:value="-0.38851" calcext:value-type="float">
            <text:p>-0.38851</text:p>
          </table:table-cell>
          <table:table-cell office:value-type="float" office:value="0.38851" calcext:value-type="float">
            <text:p>0.38851</text:p>
          </table:table-cell>
          <table:table-cell office:value-type="float" office:value="-0.5222249" calcext:value-type="float">
            <text:p>-0.52222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0946685" calcext:value-type="float">
            <text:p>1.60946685</text:p>
          </table:table-cell>
          <table:table-cell office:value-type="float" office:value="2.52020175" calcext:value-type="float">
            <text:p>2.52020175</text:p>
          </table:table-cell>
          <table:table-cell office:value-type="float" office:value="0.3" calcext:value-type="float">
            <text:p>0.3</text:p>
          </table:table-cell>
          <table:table-cell office:value-type="float" office:value="6.114915E-016" calcext:value-type="float">
            <text:p>6.114915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0257995" calcext:value-type="float">
            <text:p>2.0257995</text:p>
          </table:table-cell>
          <table:table-cell office:value-type="float" office:value="2.47623725" calcext:value-type="float">
            <text:p>2.47623725</text:p>
          </table:table-cell>
          <table:table-cell office:value-type="float" office:value="-0.450437749999999" calcext:value-type="float">
            <text:p>-0.450437749999999</text:p>
          </table:table-cell>
          <table:table-cell office:value-type="float" office:value="0.450437749999999" calcext:value-type="float">
            <text:p>0.450437749999999</text:p>
          </table:table-cell>
          <table:table-cell office:value-type="float" office:value="-0.767511" calcext:value-type="float">
            <text:p>-0.7675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582885" calcext:value-type="float">
            <text:p>1.2582885</text:p>
          </table:table-cell>
          <table:table-cell office:value-type="float" office:value="2.47623725" calcext:value-type="float">
            <text:p>2.47623725</text:p>
          </table:table-cell>
          <table:table-cell office:value-type="float" office:value="0.3475" calcext:value-type="float">
            <text:p>0.3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5049825" calcext:value-type="float">
            <text:p>1.85049825</text:p>
          </table:table-cell>
          <table:table-cell office:value-type="float" office:value="2.248181" calcext:value-type="float">
            <text:p>2.248181</text:p>
          </table:table-cell>
          <table:table-cell office:value-type="float" office:value="-0.397682749999998" calcext:value-type="float">
            <text:p>-0.397682749999998</text:p>
          </table:table-cell>
          <table:table-cell office:value-type="float" office:value="0.397682749999998" calcext:value-type="float">
            <text:p>0.397682749999998</text:p>
          </table:table-cell>
          <table:table-cell office:value-type="float" office:value="-0.7397618" calcext:value-type="float">
            <text:p>-0.73976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1073645" calcext:value-type="float">
            <text:p>1.11073645</text:p>
          </table:table-cell>
          <table:table-cell office:value-type="float" office:value="2.248181" calcext:value-type="float">
            <text:p>2.248181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0233925" calcext:value-type="float">
            <text:p>1.70233925</text:p>
          </table:table-cell>
          <table:table-cell office:value-type="float" office:value="2.10177625" calcext:value-type="float">
            <text:p>2.10177625</text:p>
          </table:table-cell>
          <table:table-cell office:value-type="float" office:value="-0.399437000000001" calcext:value-type="float">
            <text:p>-0.399437000000001</text:p>
          </table:table-cell>
          <table:table-cell office:value-type="float" office:value="0.399437000000001" calcext:value-type="float">
            <text:p>0.399437000000001</text:p>
          </table:table-cell>
          <table:table-cell office:value-type="float" office:value="-1.002281" calcext:value-type="float">
            <text:p>-1.0022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0005825" calcext:value-type="float">
            <text:p>0.70005825</text:p>
          </table:table-cell>
          <table:table-cell office:value-type="float" office:value="2.10177625" calcext:value-type="float">
            <text:p>2.10177625</text:p>
          </table:table-cell>
          <table:table-cell office:value-type="float" office:value="0.39" calcext:value-type="float">
            <text:p>0.39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259785" calcext:value-type="float">
            <text:p>1.7259785</text:p>
          </table:table-cell>
          <table:table-cell office:value-type="float" office:value="2.1124915" calcext:value-type="float">
            <text:p>2.1124915</text:p>
          </table:table-cell>
          <table:table-cell office:value-type="float" office:value="-0.386513000000002" calcext:value-type="float">
            <text:p>-0.386513000000002</text:p>
          </table:table-cell>
          <table:table-cell office:value-type="float" office:value="0.386513000000002" calcext:value-type="float">
            <text:p>0.386513000000002</text:p>
          </table:table-cell>
          <table:table-cell office:value-type="float" office:value="-0.9142636" calcext:value-type="float">
            <text:p>-0.91426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8117149" calcext:value-type="float">
            <text:p>0.8117149</text:p>
          </table:table-cell>
          <table:table-cell office:value-type="float" office:value="2.1124915" calcext:value-type="float">
            <text:p>2.1124915</text:p>
          </table:table-cell>
          <table:table-cell office:value-type="float" office:value="0.3925" calcext:value-type="float">
            <text:p>0.39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0761325" calcext:value-type="float">
            <text:p>1.70761325</text:p>
          </table:table-cell>
          <table:table-cell office:value-type="float" office:value="2.114872" calcext:value-type="float">
            <text:p>2.114872</text:p>
          </table:table-cell>
          <table:table-cell office:value-type="float" office:value="-0.40725875" calcext:value-type="float">
            <text:p>-0.40725875</text:p>
          </table:table-cell>
          <table:table-cell office:value-type="float" office:value="0.40725875" calcext:value-type="float">
            <text:p>0.40725875</text:p>
          </table:table-cell>
          <table:table-cell office:value-type="float" office:value="-0.9603262" calcext:value-type="float">
            <text:p>-0.96032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4728705" calcext:value-type="float">
            <text:p>0.74728705</text:p>
          </table:table-cell>
          <table:table-cell office:value-type="float" office:value="2.114872" calcext:value-type="float">
            <text:p>2.114872</text:p>
          </table:table-cell>
          <table:table-cell office:value-type="float" office:value="0.3925" calcext:value-type="float">
            <text:p>0.39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382455" calcext:value-type="float">
            <text:p>1.8382455</text:p>
          </table:table-cell>
          <table:table-cell office:value-type="float" office:value="2.281595" calcext:value-type="float">
            <text:p>2.281595</text:p>
          </table:table-cell>
          <table:table-cell office:value-type="float" office:value="-0.443349500000001" calcext:value-type="float">
            <text:p>-0.443349500000001</text:p>
          </table:table-cell>
          <table:table-cell office:value-type="float" office:value="0.443349500000001" calcext:value-type="float">
            <text:p>0.443349500000001</text:p>
          </table:table-cell>
          <table:table-cell office:value-type="float" office:value="-0.7207958" calcext:value-type="float">
            <text:p>-0.72079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174497" calcext:value-type="float">
            <text:p>1.1174497</text:p>
          </table:table-cell>
          <table:table-cell office:value-type="float" office:value="2.281595" calcext:value-type="float">
            <text:p>2.281595</text:p>
          </table:table-cell>
          <table:table-cell office:value-type="float" office:value="0.375" calcext:value-type="float">
            <text:p>0.3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95152625" calcext:value-type="float">
            <text:p>1.95152625</text:p>
          </table:table-cell>
          <table:table-cell office:value-type="float" office:value="2.44202075" calcext:value-type="float">
            <text:p>2.44202075</text:p>
          </table:table-cell>
          <table:table-cell office:value-type="float" office:value="-0.490494499999999" calcext:value-type="float">
            <text:p>-0.490494499999999</text:p>
          </table:table-cell>
          <table:table-cell office:value-type="float" office:value="0.490494499999999" calcext:value-type="float">
            <text:p>0.490494499999999</text:p>
          </table:table-cell>
          <table:table-cell office:value-type="float" office:value="-0.7391514" calcext:value-type="float">
            <text:p>-0.73915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1237485" calcext:value-type="float">
            <text:p>1.21237485</text:p>
          </table:table-cell>
          <table:table-cell office:value-type="float" office:value="2.44202075" calcext:value-type="float">
            <text:p>2.44202075</text:p>
          </table:table-cell>
          <table:table-cell office:value-type="float" office:value="0.385" calcext:value-type="float">
            <text:p>0.38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130903" calcext:value-type="float">
            <text:p>2.130903</text:p>
          </table:table-cell>
          <table:table-cell office:value-type="float" office:value="2.70016775" calcext:value-type="float">
            <text:p>2.70016775</text:p>
          </table:table-cell>
          <table:table-cell office:value-type="float" office:value="-0.569264749999999" calcext:value-type="float">
            <text:p>-0.569264749999999</text:p>
          </table:table-cell>
          <table:table-cell office:value-type="float" office:value="0.569264749999999" calcext:value-type="float">
            <text:p>0.569264749999999</text:p>
          </table:table-cell>
          <table:table-cell office:value-type="float" office:value="-0.8971741" calcext:value-type="float">
            <text:p>-0.89717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337289" calcext:value-type="float">
            <text:p>1.2337289</text:p>
          </table:table-cell>
          <table:table-cell office:value-type="float" office:value="2.70016775" calcext:value-type="float">
            <text:p>2.700167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13156325" calcext:value-type="float">
            <text:p>2.13156325</text:p>
          </table:table-cell>
          <table:table-cell office:value-type="float" office:value="2.720042" calcext:value-type="float">
            <text:p>2.720042</text:p>
          </table:table-cell>
          <table:table-cell office:value-type="float" office:value="-0.588478750000001" calcext:value-type="float">
            <text:p>-0.588478750000001</text:p>
          </table:table-cell>
          <table:table-cell office:value-type="float" office:value="0.588478750000001" calcext:value-type="float">
            <text:p>0.588478750000001</text:p>
          </table:table-cell>
          <table:table-cell office:value-type="float" office:value="-1.035921" calcext:value-type="float">
            <text:p>-1.0359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9564225" calcext:value-type="float">
            <text:p>1.09564225</text:p>
          </table:table-cell>
          <table:table-cell office:value-type="float" office:value="2.720042" calcext:value-type="float">
            <text:p>2.720042</text:p>
          </table:table-cell>
          <table:table-cell office:value-type="float" office:value="0.435" calcext:value-type="float">
            <text:p>0.4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066611" calcext:value-type="float">
            <text:p>2.066611</text:p>
          </table:table-cell>
          <table:table-cell office:value-type="float" office:value="2.521041" calcext:value-type="float">
            <text:p>2.521041</text:p>
          </table:table-cell>
          <table:table-cell office:value-type="float" office:value="-0.454429999999999" calcext:value-type="float">
            <text:p>-0.454429999999999</text:p>
          </table:table-cell>
          <table:table-cell office:value-type="float" office:value="0.454429999999999" calcext:value-type="float">
            <text:p>0.454429999999999</text:p>
          </table:table-cell>
          <table:table-cell office:value-type="float" office:value="-0.6553576" calcext:value-type="float">
            <text:p>-0.65535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112534" calcext:value-type="float">
            <text:p>1.4112534</text:p>
          </table:table-cell>
          <table:table-cell office:value-type="float" office:value="2.521041" calcext:value-type="float">
            <text:p>2.521041</text:p>
          </table:table-cell>
          <table:table-cell office:value-type="float" office:value="0.3475" calcext:value-type="float">
            <text:p>0.34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9468" calcext:value-type="float">
            <text:p>1.89468</text:p>
          </table:table-cell>
          <table:table-cell office:value-type="float" office:value="2.335974" calcext:value-type="float">
            <text:p>2.335974</text:p>
          </table:table-cell>
          <table:table-cell office:value-type="float" office:value="-0.441294000000001" calcext:value-type="float">
            <text:p>-0.441294000000001</text:p>
          </table:table-cell>
          <table:table-cell office:value-type="float" office:value="0.441294000000001" calcext:value-type="float">
            <text:p>0.441294000000001</text:p>
          </table:table-cell>
          <table:table-cell office:value-type="float" office:value="-0.6494853" calcext:value-type="float">
            <text:p>-0.64948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451947" calcext:value-type="float">
            <text:p>1.2451947</text:p>
          </table:table-cell>
          <table:table-cell office:value-type="float" office:value="2.335974" calcext:value-type="float">
            <text:p>2.335974</text:p>
          </table:table-cell>
          <table:table-cell office:value-type="float" office:value="0.345" calcext:value-type="float">
            <text:p>0.34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7821975" calcext:value-type="float">
            <text:p>1.77821975</text:p>
          </table:table-cell>
          <table:table-cell office:value-type="float" office:value="2.1582975" calcext:value-type="float">
            <text:p>2.1582975</text:p>
          </table:table-cell>
          <table:table-cell office:value-type="float" office:value="-0.38007775" calcext:value-type="float">
            <text:p>-0.38007775</text:p>
          </table:table-cell>
          <table:table-cell office:value-type="float" office:value="0.38007775" calcext:value-type="float">
            <text:p>0.38007775</text:p>
          </table:table-cell>
          <table:table-cell office:value-type="float" office:value="-0.6732927" calcext:value-type="float">
            <text:p>-0.67329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0492705" calcext:value-type="float">
            <text:p>1.10492705</text:p>
          </table:table-cell>
          <table:table-cell office:value-type="float" office:value="2.1582975" calcext:value-type="float">
            <text:p>2.1582975</text:p>
          </table:table-cell>
          <table:table-cell office:value-type="float" office:value="0.34" calcext:value-type="float">
            <text:p>0.34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522905" calcext:value-type="float">
            <text:p>1.6522905</text:p>
          </table:table-cell>
          <table:table-cell office:value-type="float" office:value="2.01887725" calcext:value-type="float">
            <text:p>2.01887725</text:p>
          </table:table-cell>
          <table:table-cell office:value-type="float" office:value="-0.366586749999999" calcext:value-type="float">
            <text:p>-0.366586749999999</text:p>
          </table:table-cell>
          <table:table-cell office:value-type="float" office:value="0.366586749999999" calcext:value-type="float">
            <text:p>0.366586749999999</text:p>
          </table:table-cell>
          <table:table-cell office:value-type="float" office:value="-0.7472694" calcext:value-type="float">
            <text:p>-0.74726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050211" calcext:value-type="float">
            <text:p>0.9050211</text:p>
          </table:table-cell>
          <table:table-cell office:value-type="float" office:value="2.01887725" calcext:value-type="float">
            <text:p>2.01887725</text:p>
          </table:table-cell>
          <table:table-cell office:value-type="float" office:value="0.36" calcext:value-type="float">
            <text:p>0.36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061" calcext:value-type="float">
            <text:p>1.6061</text:p>
          </table:table-cell>
          <table:table-cell office:value-type="float" office:value="1.9613915" calcext:value-type="float">
            <text:p>1.9613915</text:p>
          </table:table-cell>
          <table:table-cell office:value-type="float" office:value="-0.355291499999999" calcext:value-type="float">
            <text:p>-0.355291499999999</text:p>
          </table:table-cell>
          <table:table-cell office:value-type="float" office:value="0.355291499999999" calcext:value-type="float">
            <text:p>0.355291499999999</text:p>
          </table:table-cell>
          <table:table-cell office:value-type="float" office:value="-0.8132048" calcext:value-type="float">
            <text:p>-0.81320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7928952" calcext:value-type="float">
            <text:p>0.7928952</text:p>
          </table:table-cell>
          <table:table-cell office:value-type="float" office:value="1.9613915" calcext:value-type="float">
            <text:p>1.9613915</text:p>
          </table:table-cell>
          <table:table-cell office:value-type="float" office:value="0.37" calcext:value-type="float">
            <text:p>0.37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5881425" calcext:value-type="float">
            <text:p>1.5881425</text:p>
          </table:table-cell>
          <table:table-cell office:value-type="float" office:value="1.9763835" calcext:value-type="float">
            <text:p>1.9763835</text:p>
          </table:table-cell>
          <table:table-cell office:value-type="float" office:value="-0.388241000000001" calcext:value-type="float">
            <text:p>-0.388241000000001</text:p>
          </table:table-cell>
          <table:table-cell office:value-type="float" office:value="0.388241000000001" calcext:value-type="float">
            <text:p>0.388241000000001</text:p>
          </table:table-cell>
          <table:table-cell office:value-type="float" office:value="-1.063155" calcext:value-type="float">
            <text:p>-1.0631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5249875" calcext:value-type="float">
            <text:p>0.5249875</text:p>
          </table:table-cell>
          <table:table-cell office:value-type="float" office:value="1.9763835" calcext:value-type="float">
            <text:p>1.9763835</text:p>
          </table:table-cell>
          <table:table-cell office:value-type="float" office:value="0.4225" calcext:value-type="float">
            <text:p>0.42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659172" calcext:value-type="float">
            <text:p>1.659172</text:p>
          </table:table-cell>
          <table:table-cell office:value-type="float" office:value="2.08866375" calcext:value-type="float">
            <text:p>2.08866375</text:p>
          </table:table-cell>
          <table:table-cell office:value-type="float" office:value="-0.429491749999999" calcext:value-type="float">
            <text:p>-0.429491749999999</text:p>
          </table:table-cell>
          <table:table-cell office:value-type="float" office:value="0.429491749999999" calcext:value-type="float">
            <text:p>0.429491749999999</text:p>
          </table:table-cell>
          <table:table-cell office:value-type="float" office:value="-1.11927" calcext:value-type="float">
            <text:p>-1.119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539902" calcext:value-type="float">
            <text:p>0.539902</text:p>
          </table:table-cell>
          <table:table-cell office:value-type="float" office:value="2.08866375" calcext:value-type="float">
            <text:p>2.08866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1195575" calcext:value-type="float">
            <text:p>1.71195575</text:p>
          </table:table-cell>
          <table:table-cell office:value-type="float" office:value="2.10206225" calcext:value-type="float">
            <text:p>2.10206225</text:p>
          </table:table-cell>
          <table:table-cell office:value-type="float" office:value="-0.390106500000001" calcext:value-type="float">
            <text:p>-0.390106500000001</text:p>
          </table:table-cell>
          <table:table-cell office:value-type="float" office:value="0.390106500000001" calcext:value-type="float">
            <text:p>0.390106500000001</text:p>
          </table:table-cell>
          <table:table-cell office:value-type="float" office:value="-0.9088962" calcext:value-type="float">
            <text:p>-0.90889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80305955" calcext:value-type="float">
            <text:p>0.80305955</text:p>
          </table:table-cell>
          <table:table-cell office:value-type="float" office:value="2.10206225" calcext:value-type="float">
            <text:p>2.10206225</text:p>
          </table:table-cell>
          <table:table-cell office:value-type="float" office:value="0.3975" calcext:value-type="float">
            <text:p>0.3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6060075" calcext:value-type="float">
            <text:p>1.86060075</text:p>
          </table:table-cell>
          <table:table-cell office:value-type="float" office:value="2.26932575" calcext:value-type="float">
            <text:p>2.26932575</text:p>
          </table:table-cell>
          <table:table-cell office:value-type="float" office:value="-0.408724999999999" calcext:value-type="float">
            <text:p>-0.408724999999999</text:p>
          </table:table-cell>
          <table:table-cell office:value-type="float" office:value="0.408724999999999" calcext:value-type="float">
            <text:p>0.408724999999999</text:p>
          </table:table-cell>
          <table:table-cell office:value-type="float" office:value="-0.8734916" calcext:value-type="float">
            <text:p>-0.87349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98710915" calcext:value-type="float">
            <text:p>0.98710915</text:p>
          </table:table-cell>
          <table:table-cell office:value-type="float" office:value="2.26932575" calcext:value-type="float">
            <text:p>2.26932575</text:p>
          </table:table-cell>
          <table:table-cell office:value-type="float" office:value="0.3975" calcext:value-type="float">
            <text:p>0.397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947279" calcext:value-type="float">
            <text:p>1.947279</text:p>
          </table:table-cell>
          <table:table-cell office:value-type="float" office:value="2.31892125" calcext:value-type="float">
            <text:p>2.31892125</text:p>
          </table:table-cell>
          <table:table-cell office:value-type="float" office:value="-0.371642249999998" calcext:value-type="float">
            <text:p>-0.371642249999998</text:p>
          </table:table-cell>
          <table:table-cell office:value-type="float" office:value="0.371642249999998" calcext:value-type="float">
            <text:p>0.371642249999998</text:p>
          </table:table-cell>
          <table:table-cell office:value-type="float" office:value="-0.750806" calcext:value-type="float">
            <text:p>-0.7508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196473" calcext:value-type="float">
            <text:p>1.196473</text:p>
          </table:table-cell>
          <table:table-cell office:value-type="float" office:value="2.31892125" calcext:value-type="float">
            <text:p>2.31892125</text:p>
          </table:table-cell>
          <table:table-cell office:value-type="float" office:value="0.35" calcext:value-type="float">
            <text:p>0.3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98757575" calcext:value-type="float">
            <text:p>1.98757575</text:p>
          </table:table-cell>
          <table:table-cell office:value-type="float" office:value="2.33798975" calcext:value-type="float">
            <text:p>2.33798975</text:p>
          </table:table-cell>
          <table:table-cell office:value-type="float" office:value="-0.350413999999999" calcext:value-type="float">
            <text:p>-0.350413999999999</text:p>
          </table:table-cell>
          <table:table-cell office:value-type="float" office:value="0.350413999999999" calcext:value-type="float">
            <text:p>0.350413999999999</text:p>
          </table:table-cell>
          <table:table-cell office:value-type="float" office:value="-0.7730257" calcext:value-type="float">
            <text:p>-0.77302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21455005" calcext:value-type="float">
            <text:p>1.21455005</text:p>
          </table:table-cell>
          <table:table-cell office:value-type="float" office:value="2.33798975" calcext:value-type="float">
            <text:p>2.337989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3.128976E-016" calcext:value-type="float">
            <text:p>3.128976E-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13322225" calcext:value-type="float">
            <text:p>2.13322225</text:p>
          </table:table-cell>
          <table:table-cell office:value-type="float" office:value="2.4858445" calcext:value-type="float">
            <text:p>2.4858445</text:p>
          </table:table-cell>
          <table:table-cell office:value-type="float" office:value="-0.35262225" calcext:value-type="float">
            <text:p>-0.35262225</text:p>
          </table:table-cell>
          <table:table-cell office:value-type="float" office:value="0.35262225" calcext:value-type="float">
            <text:p>0.35262225</text:p>
          </table:table-cell>
          <table:table-cell office:value-type="float" office:value="-0.6240831" calcext:value-type="float">
            <text:p>-0.62408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0913915" calcext:value-type="float">
            <text:p>1.50913915</text:p>
          </table:table-cell>
          <table:table-cell office:value-type="float" office:value="2.4858445" calcext:value-type="float">
            <text:p>2.4858445</text:p>
          </table:table-cell>
          <table:table-cell office:value-type="float" office:value="0.295" calcext:value-type="float">
            <text:p>0.295</text:p>
          </table:table-cell>
          <table:table-cell office:value-type="float" office:value="2.123405E-015" calcext:value-type="float">
            <text:p>2.123405E-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1418725" calcext:value-type="float">
            <text:p>2.01418725</text:p>
          </table:table-cell>
          <table:table-cell office:value-type="float" office:value="2.3436525" calcext:value-type="float">
            <text:p>2.3436525</text:p>
          </table:table-cell>
          <table:table-cell office:value-type="float" office:value="-0.32946525" calcext:value-type="float">
            <text:p>-0.32946525</text:p>
          </table:table-cell>
          <table:table-cell office:value-type="float" office:value="0.32946525" calcext:value-type="float">
            <text:p>0.32946525</text:p>
          </table:table-cell>
          <table:table-cell office:value-type="float" office:value="-0.5609872" calcext:value-type="float">
            <text:p>-0.56098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45320005" calcext:value-type="float">
            <text:p>1.45320005</text:p>
          </table:table-cell>
          <table:table-cell office:value-type="float" office:value="2.3436525" calcext:value-type="float">
            <text:p>2.343652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000000000001073105" calcext:value-type="float">
            <text:p>1.073105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263775" calcext:value-type="float">
            <text:p>1.9263775</text:p>
          </table:table-cell>
          <table:table-cell office:value-type="float" office:value="2.240577" calcext:value-type="float">
            <text:p>2.240577</text:p>
          </table:table-cell>
          <table:table-cell office:value-type="float" office:value="-0.314199500000002" calcext:value-type="float">
            <text:p>-0.314199500000002</text:p>
          </table:table-cell>
          <table:table-cell office:value-type="float" office:value="0.314199500000002" calcext:value-type="float">
            <text:p>0.314199500000002</text:p>
          </table:table-cell>
          <table:table-cell office:value-type="float" office:value="-0.5777786" calcext:value-type="float">
            <text:p>-0.57777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3485989" calcext:value-type="float">
            <text:p>1.3485989</text:p>
          </table:table-cell>
          <table:table-cell office:value-type="float" office:value="2.240577" calcext:value-type="float">
            <text:p>2.240577</text:p>
          </table:table-cell>
          <table:table-cell office:value-type="float" office:value="0.29" calcext:value-type="float">
            <text:p>0.29</text:p>
          </table:table-cell>
          <table:table-cell office:value-type="float" office:value="6.574549E-015" calcext:value-type="float">
            <text:p>6.574549E-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10918675" calcext:value-type="float">
            <text:p>2.10918675</text:p>
          </table:table-cell>
          <table:table-cell office:value-type="float" office:value="2.43346325" calcext:value-type="float">
            <text:p>2.43346325</text:p>
          </table:table-cell>
          <table:table-cell office:value-type="float" office:value="-0.324276500000001" calcext:value-type="float">
            <text:p>-0.324276500000001</text:p>
          </table:table-cell>
          <table:table-cell office:value-type="float" office:value="0.324276500000001" calcext:value-type="float">
            <text:p>0.324276500000001</text:p>
          </table:table-cell>
          <table:table-cell office:value-type="float" office:value="-0.4151541" calcext:value-type="float">
            <text:p>-0.41515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69403265" calcext:value-type="float">
            <text:p>1.69403265</text:p>
          </table:table-cell>
          <table:table-cell office:value-type="float" office:value="2.43346325" calcext:value-type="float">
            <text:p>2.43346325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000000000009161097" calcext:value-type="float">
            <text:p>9.161097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947515" calcext:value-type="float">
            <text:p>2.1947515</text:p>
          </table:table-cell>
          <table:table-cell office:value-type="float" office:value="2.51308775" calcext:value-type="float">
            <text:p>2.51308775</text:p>
          </table:table-cell>
          <table:table-cell office:value-type="float" office:value="-0.318336249999998" calcext:value-type="float">
            <text:p>-0.318336249999998</text:p>
          </table:table-cell>
          <table:table-cell office:value-type="float" office:value="0.318336249999998" calcext:value-type="float">
            <text:p>0.318336249999998</text:p>
          </table:table-cell>
          <table:table-cell office:value-type="float" office:value="-0.4290077" calcext:value-type="float">
            <text:p>-0.42900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7657438" calcext:value-type="float">
            <text:p>1.7657438</text:p>
          </table:table-cell>
          <table:table-cell office:value-type="float" office:value="2.51308775" calcext:value-type="float">
            <text:p>2.5130877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2234101" calcext:value-type="float">
            <text:p>2.234101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07676825" calcext:value-type="float">
            <text:p>2.07676825</text:p>
          </table:table-cell>
          <table:table-cell office:value-type="float" office:value="2.37529875" calcext:value-type="float">
            <text:p>2.37529875</text:p>
          </table:table-cell>
          <table:table-cell office:value-type="float" office:value="-0.298530500000001" calcext:value-type="float">
            <text:p>-0.298530500000001</text:p>
          </table:table-cell>
          <table:table-cell office:value-type="float" office:value="0.298530500000001" calcext:value-type="float">
            <text:p>0.298530500000001</text:p>
          </table:table-cell>
          <table:table-cell office:value-type="float" office:value="-0.4923231" calcext:value-type="float">
            <text:p>-0.49232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8444515" calcext:value-type="float">
            <text:p>1.58444515</text:p>
          </table:table-cell>
          <table:table-cell office:value-type="float" office:value="2.37529875" calcext:value-type="float">
            <text:p>2.3752987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3250078" calcext:value-type="float">
            <text:p>3.250078E-1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11590725" calcext:value-type="float">
            <text:p>2.11590725</text:p>
          </table:table-cell>
          <table:table-cell office:value-type="float" office:value="2.41065325" calcext:value-type="float">
            <text:p>2.41065325</text:p>
          </table:table-cell>
          <table:table-cell office:value-type="float" office:value="-0.294745999999999" calcext:value-type="float">
            <text:p>-0.294745999999999</text:p>
          </table:table-cell>
          <table:table-cell office:value-type="float" office:value="0.294745999999999" calcext:value-type="float">
            <text:p>0.294745999999999</text:p>
          </table:table-cell>
          <table:table-cell office:value-type="float" office:value="-0.2635817" calcext:value-type="float">
            <text:p>-0.26358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5232555" calcext:value-type="float">
            <text:p>1.85232555</text:p>
          </table:table-cell>
          <table:table-cell office:value-type="float" office:value="2.41065325" calcext:value-type="float">
            <text:p>2.410653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3461386" calcext:value-type="float">
            <text:p>3.461386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3237145" calcext:value-type="float">
            <text:p>2.3237145</text:p>
          </table:table-cell>
          <table:table-cell office:value-type="float" office:value="2.635221" calcext:value-type="float">
            <text:p>2.635221</text:p>
          </table:table-cell>
          <table:table-cell office:value-type="float" office:value="-0.3115065" calcext:value-type="float">
            <text:p>-0.3115065</text:p>
          </table:table-cell>
          <table:table-cell office:value-type="float" office:value="0.3115065" calcext:value-type="float">
            <text:p>0.3115065</text:p>
          </table:table-cell>
          <table:table-cell office:value-type="float" office:value="-0.3282646" calcext:value-type="float">
            <text:p>-0.32826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9954499" calcext:value-type="float">
            <text:p>1.9954499</text:p>
          </table:table-cell>
          <table:table-cell office:value-type="float" office:value="2.635221" calcext:value-type="float">
            <text:p>2.635221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08991988" calcext:value-type="float">
            <text:p>8.991988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33786775" calcext:value-type="float">
            <text:p>2.33786775</text:p>
          </table:table-cell>
          <table:table-cell office:value-type="float" office:value="2.65007175" calcext:value-type="float">
            <text:p>2.65007175</text:p>
          </table:table-cell>
          <table:table-cell office:value-type="float" office:value="-0.312203999999998" calcext:value-type="float">
            <text:p>-0.312203999999998</text:p>
          </table:table-cell>
          <table:table-cell office:value-type="float" office:value="0.312203999999998" calcext:value-type="float">
            <text:p>0.312203999999998</text:p>
          </table:table-cell>
          <table:table-cell office:value-type="float" office:value="-0.4743343" calcext:value-type="float">
            <text:p>-0.47433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86353345" calcext:value-type="float">
            <text:p>1.86353345</text:p>
          </table:table-cell>
          <table:table-cell office:value-type="float" office:value="2.65007175" calcext:value-type="float">
            <text:p>2.6500717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2234101" calcext:value-type="float">
            <text:p>2.234101E-1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242663" calcext:value-type="float">
            <text:p>2.242663</text:p>
          </table:table-cell>
          <table:table-cell office:value-type="float" office:value="2.53813875" calcext:value-type="float">
            <text:p>2.53813875</text:p>
          </table:table-cell>
          <table:table-cell office:value-type="float" office:value="-0.29547575" calcext:value-type="float">
            <text:p>-0.29547575</text:p>
          </table:table-cell>
          <table:table-cell office:value-type="float" office:value="0.29547575" calcext:value-type="float">
            <text:p>0.29547575</text:p>
          </table:table-cell>
          <table:table-cell office:value-type="float" office:value="-0.3065719" calcext:value-type="float">
            <text:p>-0.30657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9360911" calcext:value-type="float">
            <text:p>1.9360911</text:p>
          </table:table-cell>
          <table:table-cell office:value-type="float" office:value="2.53813875" calcext:value-type="float">
            <text:p>2.5381387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3386842" calcext:value-type="float">
            <text:p>3.386842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3329465" calcext:value-type="float">
            <text:p>2.3329465</text:p>
          </table:table-cell>
          <table:table-cell office:value-type="float" office:value="2.6449365" calcext:value-type="float">
            <text:p>2.6449365</text:p>
          </table:table-cell>
          <table:table-cell office:value-type="float" office:value="-0.311989999999998" calcext:value-type="float">
            <text:p>-0.311989999999998</text:p>
          </table:table-cell>
          <table:table-cell office:value-type="float" office:value="0.311989999999998" calcext:value-type="float">
            <text:p>0.311989999999998</text:p>
          </table:table-cell>
          <table:table-cell office:value-type="float" office:value="-0.2626859" calcext:value-type="float">
            <text:p>-0.26268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702606" calcext:value-type="float">
            <text:p>2.0702606</text:p>
          </table:table-cell>
          <table:table-cell office:value-type="float" office:value="2.6449365" calcext:value-type="float">
            <text:p>2.644936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15394" calcext:value-type="float">
            <text:p>1.5394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543016" calcext:value-type="float">
            <text:p>2.543016</text:p>
          </table:table-cell>
          <table:table-cell office:value-type="float" office:value="2.866692" calcext:value-type="float">
            <text:p>2.866692</text:p>
          </table:table-cell>
          <table:table-cell office:value-type="float" office:value="-0.323676000000001" calcext:value-type="float">
            <text:p>-0.323676000000001</text:p>
          </table:table-cell>
          <table:table-cell office:value-type="float" office:value="0.323676000000001" calcext:value-type="float">
            <text:p>0.323676000000001</text:p>
          </table:table-cell>
          <table:table-cell office:value-type="float" office:value="-0.2523358" calcext:value-type="float">
            <text:p>-0.25233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2906802" calcext:value-type="float">
            <text:p>2.2906802</text:p>
          </table:table-cell>
          <table:table-cell office:value-type="float" office:value="2.866692" calcext:value-type="float">
            <text:p>2.866692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07306" calcext:value-type="float">
            <text:p>7.306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47557425" calcext:value-type="float">
            <text:p>2.47557425</text:p>
          </table:table-cell>
          <table:table-cell office:value-type="float" office:value="2.80064375" calcext:value-type="float">
            <text:p>2.80064375</text:p>
          </table:table-cell>
          <table:table-cell office:value-type="float" office:value="-0.325069499999998" calcext:value-type="float">
            <text:p>-0.325069499999998</text:p>
          </table:table-cell>
          <table:table-cell office:value-type="float" office:value="0.325069499999998" calcext:value-type="float">
            <text:p>0.325069499999998</text:p>
          </table:table-cell>
          <table:table-cell office:value-type="float" office:value="-0.3574427" calcext:value-type="float">
            <text:p>-0.35744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11813155" calcext:value-type="float">
            <text:p>2.11813155</text:p>
          </table:table-cell>
          <table:table-cell office:value-type="float" office:value="2.80064375" calcext:value-type="float">
            <text:p>2.8006437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15394" calcext:value-type="float">
            <text:p>1.5394E-0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39317325" calcext:value-type="float">
            <text:p>2.39317325</text:p>
          </table:table-cell>
          <table:table-cell office:value-type="float" office:value="2.7429725" calcext:value-type="float">
            <text:p>2.7429725</text:p>
          </table:table-cell>
          <table:table-cell office:value-type="float" office:value="-0.349799249999998" calcext:value-type="float">
            <text:p>-0.349799249999998</text:p>
          </table:table-cell>
          <table:table-cell office:value-type="float" office:value="0.349799249999998" calcext:value-type="float">
            <text:p>0.349799249999998</text:p>
          </table:table-cell>
          <table:table-cell office:value-type="float" office:value="-0.309051" calcext:value-type="float">
            <text:p>-0.3090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08412225" calcext:value-type="float">
            <text:p>2.08412225</text:p>
          </table:table-cell>
          <table:table-cell office:value-type="float" office:value="2.7429725" calcext:value-type="float">
            <text:p>2.742972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1267655" calcext:value-type="float">
            <text:p>1.267655E-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5956735" calcext:value-type="float">
            <text:p>2.5956735</text:p>
          </table:table-cell>
          <table:table-cell office:value-type="float" office:value="2.97351125" calcext:value-type="float">
            <text:p>2.97351125</text:p>
          </table:table-cell>
          <table:table-cell office:value-type="float" office:value="-0.377837749999998" calcext:value-type="float">
            <text:p>-0.377837749999998</text:p>
          </table:table-cell>
          <table:table-cell office:value-type="float" office:value="0.377837749999998" calcext:value-type="float">
            <text:p>0.377837749999998</text:p>
          </table:table-cell>
          <table:table-cell office:value-type="float" office:value="-0.3079638" calcext:value-type="float">
            <text:p>-0.30796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2877097" calcext:value-type="float">
            <text:p>2.2877097</text:p>
          </table:table-cell>
          <table:table-cell office:value-type="float" office:value="2.97351125" calcext:value-type="float">
            <text:p>2.9735112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1267655" calcext:value-type="float">
            <text:p>1.267655E-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71460775" calcext:value-type="float">
            <text:p>2.71460775</text:p>
          </table:table-cell>
          <table:table-cell office:value-type="float" office:value="3.104037" calcext:value-type="float">
            <text:p>3.104037</text:p>
          </table:table-cell>
          <table:table-cell office:value-type="float" office:value="-0.389429249999996" calcext:value-type="float">
            <text:p>-0.389429249999996</text:p>
          </table:table-cell>
          <table:table-cell office:value-type="float" office:value="0.389429249999996" calcext:value-type="float">
            <text:p>0.389429249999996</text:p>
          </table:table-cell>
          <table:table-cell office:value-type="float" office:value="-0.4376923" calcext:value-type="float">
            <text:p>-0.437692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27691545" calcext:value-type="float">
            <text:p>2.27691545</text:p>
          </table:table-cell>
          <table:table-cell office:value-type="float" office:value="3.104037" calcext:value-type="float">
            <text:p>3.104037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1410171" calcext:value-type="float">
            <text:p>1.410171E-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550396" calcext:value-type="float">
            <text:p>2.550396</text:p>
          </table:table-cell>
          <table:table-cell office:value-type="float" office:value="2.9723785" calcext:value-type="float">
            <text:p>2.9723785</text:p>
          </table:table-cell>
          <table:table-cell office:value-type="float" office:value="-0.421982500000001" calcext:value-type="float">
            <text:p>-0.421982500000001</text:p>
          </table:table-cell>
          <table:table-cell office:value-type="float" office:value="0.421982500000001" calcext:value-type="float">
            <text:p>0.421982500000001</text:p>
          </table:table-cell>
          <table:table-cell office:value-type="float" office:value="-0.5542667" calcext:value-type="float">
            <text:p>-0.55426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9961293" calcext:value-type="float">
            <text:p>1.9961293</text:p>
          </table:table-cell>
          <table:table-cell office:value-type="float" office:value="2.9723785" calcext:value-type="float">
            <text:p>2.972378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000005388646" calcext:value-type="float">
            <text:p>5.388646E-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2.647892" calcext:value-type="float">
            <text:p>2.647892</text:p>
          </table:table-cell>
          <table:table-cell office:value-type="float" office:value="3.11983225" calcext:value-type="float">
            <text:p>3.11983225</text:p>
          </table:table-cell>
          <table:table-cell office:value-type="float" office:value="-0.471940249999999" calcext:value-type="float">
            <text:p>-0.471940249999999</text:p>
          </table:table-cell>
          <table:table-cell office:value-type="float" office:value="0.471940249999999" calcext:value-type="float">
            <text:p>0.471940249999999</text:p>
          </table:table-cell>
          <table:table-cell office:value-type="float" office:value="-0.3345439" calcext:value-type="float">
            <text:p>-0.33454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3133481" calcext:value-type="float">
            <text:p>2.3133481</text:p>
          </table:table-cell>
          <table:table-cell office:value-type="float" office:value="3.11983225" calcext:value-type="float">
            <text:p>3.1198322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00004368568" calcext:value-type="float">
            <text:p>4.368568E-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789104" calcext:value-type="float">
            <text:p>2.789104</text:p>
          </table:table-cell>
          <table:table-cell office:value-type="float" office:value="3.32438475" calcext:value-type="float">
            <text:p>3.32438475</text:p>
          </table:table-cell>
          <table:table-cell office:value-type="float" office:value="-0.535280749999999" calcext:value-type="float">
            <text:p>-0.535280749999999</text:p>
          </table:table-cell>
          <table:table-cell office:value-type="float" office:value="0.535280749999999" calcext:value-type="float">
            <text:p>0.535280749999999</text:p>
          </table:table-cell>
          <table:table-cell office:value-type="float" office:value="-0.376419" calcext:value-type="float">
            <text:p>-0.3764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.412685" calcext:value-type="float">
            <text:p>2.412685</text:p>
          </table:table-cell>
          <table:table-cell office:value-type="float" office:value="3.32438475" calcext:value-type="float">
            <text:p>3.3243847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00000000000003582613" calcext:value-type="float">
            <text:p>3.582613E-14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700" meta:object-count="0"/>
    <meta:generator>LibreOffice/6.4.7.2$Linux_X86_64 LibreOffice_project/40$Build-2</meta:generator>
  </office:meta>
</office:document-meta>
</file>